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b8ff" draw:marker-start-width="0.28cm" draw:marker-end-width="0.28cm" draw:fill="solid" draw:fill-color="#ffffff" draw:fill-hatch-solid="false" draw:textarea-horizontal-align="right" draw:textarea-vertical-align="bottom" draw:auto-grow-height="false" fo:min-height="2.106cm" fo:min-width="16.65cm" fo:padding-top="0.15cm" fo:padding-bottom="0.15cm" fo:padding-left="0.275cm" fo:padding-right="0.275cm" fo:wrap-option="no-wrap" draw:shadow="visible" draw:shadow-offset-x="0.1cm" draw:shadow-offset-y="0.1cm"/>
      <style:paragraph-properties style:writing-mode="lr-tb"/>
    </style:style>
    <style:style style:name="gr2" style:family="graphic" style:parent-style-name="standard">
      <style:graphic-properties svg:stroke-width="0.05cm" svg:stroke-color="#00b8ff" draw:marker-start-width="0.355cm" draw:marker-end-width="0.355cm" draw:fill-color="#ffffff" draw:textarea-horizontal-align="left" draw:textarea-vertical-align="top" fo:padding-top="1.755cm" fo:padding-bottom="0.15cm" fo:padding-left="0.275cm" fo:padding-right="0.275cm" draw:shadow="visible"/>
      <style:paragraph-properties style:writing-mode="lr-tb"/>
    </style:style>
    <style:style style:name="gr3" style:family="graphic" style:parent-style-name="standard">
      <style:graphic-properties svg:stroke-width="0.05cm" svg:stroke-color="#00b8ff" draw:marker-start-width="0.355cm" draw:marker-end-width="0.355cm" draw:fill-color="#ffffff" draw:textarea-horizontal-align="justify" draw:textarea-vertical-align="middle" draw:auto-grow-height="false" fo:min-height="1.1cm" fo:min-width="4.55cm" fo:padding-top="0.15cm" fo:padding-bottom="0.15cm" fo:padding-left="0.275cm" fo:padding-right="0.275cm" draw:shadow="visible"/>
      <style:paragraph-properties style:writing-mode="lr-tb"/>
    </style:style>
    <style:style style:name="gr4" style:family="graphic" style:parent-style-name="standard">
      <style:graphic-properties svg:stroke-width="0.05cm" svg:stroke-color="#00b8ff" draw:marker-start-width="0.355cm" draw:marker-end-width="0.355cm" draw:fill-color="#ffffff" draw:textarea-horizontal-align="center" draw:textarea-vertical-align="middle" draw:auto-grow-height="false" fo:min-height="2.217cm" fo:min-width="16.65cm" fo:padding-top="0.15cm" fo:padding-bottom="0.15cm" fo:padding-left="0.275cm" fo:padding-right="0.275cm" draw:shadow="visible"/>
      <style:paragraph-properties style:writing-mode="lr-tb"/>
    </style:style>
    <style:style style:name="gr5" style:family="graphic" style:parent-style-name="standard">
      <style:graphic-properties draw:fill="solid" draw:fill-color="#e6e6e6" draw:textarea-horizontal-align="justify" draw:textarea-vertical-align="middle" draw:auto-grow-height="false" fo:min-height="1.772cm" fo:min-width="1.52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  <style:paragraph-properties style:writing-mode="lr-tb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8" style:family="graphic" style:parent-style-name="standard">
      <style:graphic-properties svg:stroke-width="0.05cm" svg:stroke-color="#00b8ff" draw:marker-start-width="0.355cm" draw:marker-end-width="0.355cm" draw:fill-color="#ffffff" draw:textarea-horizontal-align="justify" draw:textarea-vertical-align="middle" draw:auto-grow-height="false" fo:min-height="3cm" fo:min-width="1.856cm" fo:padding-top="0.15cm" fo:padding-bottom="0.15cm" fo:padding-left="0.275cm" fo:padding-right="0.275cm" draw:shadow="visible"/>
      <style:paragraph-properties style:writing-mode="lr-tb"/>
    </style:style>
    <style:style style:name="gr9" style:family="graphic" style:parent-style-name="standard">
      <style:graphic-properties svg:stroke-width="0.05cm" svg:stroke-color="#00b8ff" draw:marker-start-width="0.355cm" draw:marker-end-width="0.355cm" draw:fill-color="#ffffff" draw:textarea-horizontal-align="justify" draw:textarea-vertical-align="middle" draw:auto-grow-height="false" fo:min-height="3cm" fo:min-width="1.857cm" fo:padding-top="0.15cm" fo:padding-bottom="0.15cm" fo:padding-left="0.275cm" fo:padding-right="0.275cm" draw:shadow="visibl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483cm" fo:min-width="2.195cm"/>
      <style:paragraph-properties style:writing-mode="lr-tb"/>
    </style:style>
    <style:style style:name="gr11" style:family="graphic" style:parent-style-name="standard">
      <style:graphic-properties svg:stroke-width="0.05cm" svg:stroke-color="#00b8ff" draw:marker-start-width="0.28cm" draw:marker-end-width="0.28cm" draw:fill="solid" draw:fill-color="#ffffff" draw:fill-hatch-solid="false" draw:textarea-horizontal-align="center" draw:textarea-vertical-align="top" draw:auto-grow-height="false" fo:min-height="4cm" fo:min-width="16.68cm" fo:padding-top="0.15cm" fo:padding-bottom="0.15cm" fo:padding-left="0.275cm" fo:padding-right="0.275cm" fo:wrap-option="no-wrap" draw:shadow="visible" draw:shadow-offset-x="0.1cm" draw:shadow-offset-y="0.1cm"/>
      <style:paragraph-properties style:writing-mode="lr-tb"/>
    </style:style>
    <style:style style:name="gr12" style:family="graphic" style:parent-style-name="standard">
      <style:graphic-properties svg:stroke-width="0.05cm" svg:stroke-color="#00b8ff" draw:marker-start-width="0.28cm" draw:marker-end-width="0.28cm" draw:fill="solid" draw:fill-color="#ffffff" draw:fill-hatch-solid="false" draw:textarea-horizontal-align="center" draw:textarea-vertical-align="middle" draw:auto-grow-height="false" fo:min-height="1.6cm" fo:min-width="2.316cm" fo:padding-top="0.15cm" fo:padding-bottom="0.15cm" fo:padding-left="0.275cm" fo:padding-right="0.275cm" fo:wrap-option="no-wrap" draw:shadow="visible" draw:shadow-offset-x="0.1cm" draw:shadow-offset-y="0.1cm"/>
      <style:paragraph-properties style:writing-mode="lr-tb"/>
    </style:style>
    <style:style style:name="gr13" style:family="graphic" style:parent-style-name="standard">
      <style:graphic-properties draw:fill="solid" draw:fill-color="#ffffff" draw:textarea-vertical-align="middle" draw:shadow="visible"/>
      <style:paragraph-properties style:writing-mode="lr-tb"/>
    </style:style>
    <style:style style:name="gr14" style:family="graphic" style:parent-style-name="standard">
      <style:graphic-properties draw:textarea-vertical-align="middle" draw:shadow="visible"/>
    </style:style>
    <style:style style:name="gr15" style:family="graphic" style:parent-style-name="standard">
      <style:graphic-properties svg:stroke-width="0.05cm" svg:stroke-color="#00b8ff" draw:marker-start-width="0.28cm" draw:marker-end-width="0.28cm" draw:fill="solid" draw:fill-color="#ffffff" draw:fill-hatch-solid="false" draw:textarea-horizontal-align="center" draw:textarea-vertical-align="top" draw:auto-grow-height="false" fo:min-height="1.9cm" fo:min-width="11.68cm" fo:padding-top="0.15cm" fo:padding-bottom="0.15cm" fo:padding-left="0.275cm" fo:padding-right="0.275cm" fo:wrap-option="no-wrap" draw:shadow="visible" draw:shadow-offset-x="0.1cm" draw:shadow-offset-y="0.1cm"/>
      <style:paragraph-properties style:writing-mode="lr-tb"/>
    </style:style>
    <style:style style:name="gr16" style:family="graphic" style:parent-style-name="standard">
      <style:graphic-properties svg:stroke-color="#00b8ff" draw:fill-color="#ffffff" draw:textarea-horizontal-align="justify" draw:textarea-vertical-align="middle" draw:auto-grow-height="false" fo:min-height="1.55cm" fo:min-width="1.975cm" draw:shadow="hidden"/>
      <style:paragraph-properties style:writing-mode="lr-tb"/>
    </style:style>
    <style:style style:name="gr17" style:family="graphic" style:parent-style-name="standard">
      <style:graphic-properties svg:stroke-width="0.05cm" svg:stroke-color="#00b8ff" draw:marker-start-width="0.355cm" draw:marker-end-width="0.355cm" draw:fill-color="#ffffff" draw:textarea-horizontal-align="justify" draw:textarea-vertical-align="middle" draw:auto-grow-height="false" fo:min-height="2.3cm" fo:min-width="2.55cm" fo:padding-top="0.15cm" fo:padding-bottom="0.15cm" fo:padding-left="0.275cm" fo:padding-right="0.275cm" draw:shadow="visible"/>
      <style:paragraph-properties style:writing-mode="lr-tb"/>
    </style:style>
    <style:style style:name="gr18" style:family="graphic" style:parent-style-name="standard">
      <style:graphic-properties svg:stroke-width="0.05cm" svg:stroke-color="#00b8ff" draw:marker-start-width="0.355cm" draw:marker-end-width="0.355cm" draw:fill-color="#ffffff" draw:textarea-horizontal-align="justify" draw:textarea-vertical-align="middle" draw:auto-grow-height="false" fo:min-height="2.3cm" fo:min-width="4.35cm" fo:padding-top="0.15cm" fo:padding-bottom="0.15cm" fo:padding-left="0.275cm" fo:padding-right="0.275cm" draw:shadow="visible"/>
      <style:paragraph-properties style:writing-mode="lr-tb"/>
    </style:style>
    <style:style style:name="gr19" style:family="graphic" style:parent-style-name="standard">
      <style:graphic-properties svg:stroke-width="0.05cm" svg:stroke-color="#00b8ff" draw:marker-start-width="0.355cm" draw:marker-end-width="0.355cm" draw:fill-color="#ffffff" draw:textarea-horizontal-align="justify" draw:textarea-vertical-align="middle" draw:auto-grow-height="false" fo:min-height="2.3cm" fo:min-width="3.05cm" fo:padding-top="0.15cm" fo:padding-bottom="0.15cm" fo:padding-left="0.275cm" fo:padding-right="0.275cm" draw:shadow="visible"/>
      <style:paragraph-properties style:writing-mode="lr-tb"/>
    </style:style>
    <style:style style:name="gr20" style:family="graphic" style:parent-style-name="standard">
      <style:graphic-properties svg:stroke-width="0.05cm" svg:stroke-color="#00b8ff" draw:marker-start-width="0.355cm" draw:marker-end-width="0.355cm" draw:fill-color="#ffffff" draw:textarea-horizontal-align="justify" draw:textarea-vertical-align="middle" draw:auto-grow-height="false" fo:min-height="2.3cm" fo:min-width="1.85cm" fo:padding-top="0.15cm" fo:padding-bottom="0.15cm" fo:padding-left="0.275cm" fo:padding-right="0.275cm" draw:shadow="visibl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  <style:paragraph-properties style:writing-mode="lr-tb"/>
    </style:style>
    <style:style style:name="gr22" style:family="graphic" style:parent-style-name="standard">
      <style:graphic-properties svg:stroke-width="0.05cm" svg:stroke-color="#00b8ff" draw:marker-start-width="0.355cm" draw:marker-end-width="0.355cm" draw:fill-color="#ffffff" draw:textarea-horizontal-align="justify" draw:textarea-vertical-align="middle" draw:auto-grow-height="false" fo:min-height="1.4cm" fo:min-width="5.85cm" fo:padding-top="0.15cm" fo:padding-bottom="0.15cm" fo:padding-left="0.275cm" fo:padding-right="0.275cm" draw:shadow="visible"/>
      <style:paragraph-properties style:writing-mode="lr-tb"/>
    </style:style>
    <style:style style:name="gr23" style:family="graphic" style:parent-style-name="standard">
      <style:graphic-properties svg:stroke-width="0.05cm" svg:stroke-color="#00b8ff" draw:marker-start-width="0.355cm" draw:marker-end-width="0.355cm" draw:fill-color="#ffffff" draw:textarea-horizontal-align="justify" draw:textarea-vertical-align="middle" draw:auto-grow-height="false" fo:min-height="1.2cm" fo:min-width="4.35cm" fo:padding-top="0.15cm" fo:padding-bottom="0.15cm" fo:padding-left="0.275cm" fo:padding-right="0.275cm" draw:shadow="visible"/>
      <style:paragraph-properties style:writing-mode="lr-tb"/>
    </style:style>
    <style:style style:name="gr2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5" style:family="graphic" style:parent-style-name="Default_20_Drawing_20_Style_5f_1">
      <style:graphic-properties svg:stroke-width="0.05cm" svg:stroke-color="#00b8ff" draw:marker-start-width="0.355cm" draw:marker-end-width="0.355cm" draw:fill-color="#ffffff" draw:textarea-horizontal-align="left" draw:textarea-vertical-align="top" fo:padding-top="1.755cm" fo:padding-bottom="0.15cm" fo:padding-left="0.275cm" fo:padding-right="0.275cm" draw:shadow="visible"/>
      <style:paragraph-properties style:writing-mode="lr-tb"/>
    </style:style>
    <style:style style:name="gr26" style:family="graphic" style:parent-style-name="Default_20_Drawing_20_Style_5f_1">
      <style:graphic-properties svg:stroke-width="0.05cm" svg:stroke-color="#00b8ff" draw:marker-start-width="0.355cm" draw:marker-end-width="0.355cm" draw:fill-color="#ffffff" draw:textarea-horizontal-align="justify" draw:textarea-vertical-align="middle" draw:auto-grow-height="false" fo:min-height="1.1cm" fo:min-width="4.55cm" fo:padding-top="0.15cm" fo:padding-bottom="0.15cm" fo:padding-left="0.275cm" fo:padding-right="0.275cm" draw:shadow="visible"/>
      <style:paragraph-properties style:writing-mode="lr-tb"/>
    </style:style>
    <style:style style:name="gr27" style:family="graphic" style:parent-style-name="Default_20_Drawing_20_Style_5f_1">
      <style:graphic-properties svg:stroke-width="0.05cm" svg:stroke-color="#00b8ff" draw:marker-start-width="0.355cm" draw:marker-end-width="0.355cm" draw:fill-color="#ffffff" draw:textarea-horizontal-align="center" draw:textarea-vertical-align="middle" draw:auto-grow-height="false" fo:min-height="2.217cm" fo:min-width="16.65cm" fo:padding-top="0.15cm" fo:padding-bottom="0.15cm" fo:padding-left="0.275cm" fo:padding-right="0.275cm" draw:shadow="visible"/>
      <style:paragraph-properties style:writing-mode="lr-tb"/>
    </style:style>
    <style:style style:name="gr28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2.137cm"/>
      <style:paragraph-properties style:writing-mode="lr-tb"/>
    </style:style>
    <style:style style:name="gr29" style:family="graphic" style:parent-style-name="Default_20_Drawing_20_Style_5f_1">
      <style:graphic-properties svg:stroke-width="0.05cm" svg:stroke-color="#00b8ff" draw:marker-start-width="0.355cm" draw:marker-end-width="0.355cm" draw:fill-color="#ffffff" draw:textarea-horizontal-align="justify" draw:textarea-vertical-align="middle" draw:auto-grow-height="false" fo:min-height="4.023cm" fo:min-width="5.85cm" fo:padding-top="0.15cm" fo:padding-bottom="0.15cm" fo:padding-left="0.275cm" fo:padding-right="0.275cm" draw:shadow="visible"/>
      <style:paragraph-properties style:writing-mode="lr-tb"/>
    </style:style>
    <style:style style:name="gr30" style:family="graphic" style:parent-style-name="Default_20_Drawing_20_Style_5f_1">
      <style:graphic-properties svg:stroke-width="0.05cm" svg:stroke-color="#00b8ff" draw:marker-start-width="0.355cm" draw:marker-end-width="0.355cm" draw:fill-color="#ffffff" draw:textarea-horizontal-align="justify" draw:textarea-vertical-align="middle" draw:auto-grow-height="false" fo:min-height="2.3cm" fo:min-width="3.05cm" fo:padding-top="0.15cm" fo:padding-bottom="0.15cm" fo:padding-left="0.275cm" fo:padding-right="0.275cm" draw:shadow="visible"/>
      <style:paragraph-properties style:writing-mode="lr-tb"/>
    </style:style>
    <style:style style:name="gr31" style:family="graphic" style:parent-style-name="Default_20_Drawing_20_Style_5f_1">
      <style:graphic-properties svg:stroke-width="0.05cm" svg:stroke-color="#00b8ff" draw:marker-start-width="0.355cm" draw:marker-end-width="0.355cm" draw:fill-color="#ffffff" draw:textarea-horizontal-align="justify" draw:textarea-vertical-align="middle" draw:auto-grow-height="false" fo:min-height="1.2cm" fo:min-width="4.85cm" fo:padding-top="0.15cm" fo:padding-bottom="0.15cm" fo:padding-left="0.275cm" fo:padding-right="0.275cm" draw:shadow="visible"/>
      <style:paragraph-properties style:writing-mode="lr-tb"/>
    </style:style>
    <style:style style:name="gr32" style:family="graphic" style:parent-style-name="Default_20_Drawing_20_Style_5f_1">
      <style:graphic-properties svg:stroke-width="0.05cm" svg:stroke-color="#00b8ff" draw:marker-start-width="0.355cm" draw:marker-end-width="0.355cm" draw:fill-color="#ffffff" draw:textarea-horizontal-align="justify" draw:textarea-vertical-align="middle" draw:auto-grow-height="false" fo:min-height="4.4cm" fo:min-width="4.85cm" fo:padding-top="0.15cm" fo:padding-bottom="0.15cm" fo:padding-left="0.275cm" fo:padding-right="0.275cm" draw:shadow="visible"/>
      <style:paragraph-properties style:writing-mode="lr-tb"/>
    </style:style>
    <style:style style:name="gr33" style:family="graphic" style:parent-style-name="Default_20_Drawing_20_Style_5f_1">
      <style:graphic-properties draw:marker-start="Arrow" draw:marker-start-width="0.3cm" draw:marker-end="Arrow" draw:marker-end-width="0.3cm" draw:textarea-vertical-align="middle"/>
    </style:style>
    <style:style style:name="gr34" style:family="graphic" style:parent-style-name="standard">
      <style:graphic-properties svg:stroke-width="0.05cm" svg:stroke-color="#00b8ff" draw:marker-start-width="0.355cm" draw:marker-end-width="0.355cm" draw:fill-color="#ffffff" draw:textarea-horizontal-align="justify" draw:textarea-vertical-align="middle" draw:auto-grow-height="false" fo:min-height="4.023cm" fo:min-width="5.85cm" fo:padding-top="0.15cm" fo:padding-bottom="0.15cm" fo:padding-left="0.275cm" fo:padding-right="0.275cm" draw:shadow="visible"/>
      <style:paragraph-properties style:writing-mode="lr-tb"/>
    </style:style>
    <style:style style:name="gr35" style:family="graphic" style:parent-style-name="standard">
      <style:graphic-properties svg:stroke-width="0.05cm" svg:stroke-color="#00b8ff" draw:marker-start-width="0.355cm" draw:marker-end-width="0.355cm" draw:fill-color="#ffffff" draw:textarea-horizontal-align="justify" draw:textarea-vertical-align="middle" draw:auto-grow-height="false" fo:min-height="1.2cm" fo:min-width="4.85cm" fo:padding-top="0.15cm" fo:padding-bottom="0.15cm" fo:padding-left="0.275cm" fo:padding-right="0.275cm" draw:shadow="visible"/>
      <style:paragraph-properties style:writing-mode="lr-tb"/>
    </style:style>
    <style:style style:name="gr36" style:family="graphic" style:parent-style-name="standard">
      <style:graphic-properties svg:stroke-width="0.05cm" svg:stroke-color="#00b8ff" draw:marker-start-width="0.355cm" draw:marker-end-width="0.355cm" draw:fill-color="#ffffff" draw:textarea-horizontal-align="justify" draw:textarea-vertical-align="middle" draw:auto-grow-height="false" fo:min-height="4.4cm" fo:min-width="4.85cm" fo:padding-top="0.15cm" fo:padding-bottom="0.15cm" fo:padding-left="0.275cm" fo:padding-right="0.275cm" draw:shadow="visible"/>
      <style:paragraph-properties style:writing-mode="lr-tb"/>
    </style:style>
    <style:style style:name="gr37" style:family="graphic" style:parent-style-name="standard">
      <style:graphic-properties svg:stroke-width="0.05cm" svg:stroke-color="#00b8ff" draw:marker-start-width="0.355cm" draw:marker-end-width="0.355cm" draw:fill-color="#ffffff" draw:textarea-horizontal-align="center" draw:textarea-vertical-align="middle" draw:auto-grow-height="false" fo:min-height="2.217cm" fo:min-width="16.55cm" fo:padding-top="0.15cm" fo:padding-bottom="0.15cm" fo:padding-left="0.275cm" fo:padding-right="0.275cm" draw:shadow="visible"/>
      <style:paragraph-properties style:writing-mode="lr-tb"/>
    </style:style>
    <style:style style:name="gr38" style:family="graphic" style:parent-style-name="standard">
      <style:graphic-properties svg:stroke-width="0.05cm" svg:stroke-color="#00b8ff" draw:marker-start-width="0.28cm" draw:marker-end-width="0.28cm" draw:fill="solid" draw:fill-color="#ffffff" draw:fill-hatch-solid="false" draw:textarea-horizontal-align="center" draw:textarea-vertical-align="top" draw:auto-grow-height="false" fo:min-height="2.1cm" fo:min-width="16.58cm" fo:padding-top="0.15cm" fo:padding-bottom="0.15cm" fo:padding-left="0.275cm" fo:padding-right="0.275cm" fo:wrap-option="no-wrap" draw:shadow="visible" draw:shadow-offset-x="0.1cm" draw:shadow-offset-y="0.1cm"/>
      <style:paragraph-properties style:writing-mode="lr-tb"/>
    </style:style>
    <style:style style:name="gr39" style:family="graphic" style:parent-style-name="standard">
      <style:graphic-properties svg:stroke-width="0.05cm" svg:stroke-color="#00b8ff" draw:marker-start-width="0.355cm" draw:marker-end-width="0.355cm" draw:fill-color="#ffffff" draw:textarea-horizontal-align="center" draw:textarea-vertical-align="middle" draw:auto-grow-height="false" fo:min-height="1.4cm" fo:min-width="16.65cm" fo:padding-top="0.15cm" fo:padding-bottom="0.15cm" fo:padding-left="0.275cm" fo:padding-right="0.275cm" draw:shadow="visible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top" draw:auto-grow-height="false" fo:min-height="4.45cm" fo:min-width="17.6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top" draw:auto-grow-height="false" fo:min-height="5.95cm" fo:min-width="17.6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top" draw:auto-grow-height="false" fo:min-height="9.95cm" fo:min-width="17.6cm"/>
      <style:paragraph-properties style:writing-mode="lr-tb"/>
    </style:style>
    <style:style style:name="gr43" style:family="graphic" style:parent-style-name="standard">
      <style:graphic-properties svg:stroke-width="0.05cm" svg:stroke-color="#00b8ff" draw:marker-start-width="0.355cm" draw:marker-end-width="0.355cm" draw:fill-color="#ffffff" draw:textarea-horizontal-align="center" draw:textarea-vertical-align="middle" draw:auto-grow-height="false" fo:min-height="3.8cm" fo:min-width="11.35cm" fo:padding-top="0.15cm" fo:padding-bottom="0.15cm" fo:padding-left="0.275cm" fo:padding-right="0.275cm" draw:shadow="visible"/>
      <style:paragraph-properties style:writing-mode="lr-tb"/>
    </style:style>
    <style:style style:name="gr44" style:family="graphic" style:parent-style-name="standard">
      <style:graphic-properties svg:stroke-width="0.05cm" svg:stroke-color="#00b8ff" draw:marker-start-width="0.28cm" draw:marker-end-width="0.28cm" draw:fill="solid" draw:fill-color="#ffffff" draw:fill-hatch-solid="false" draw:textarea-horizontal-align="right" draw:textarea-vertical-align="bottom" draw:auto-grow-height="false" fo:min-height="2.106cm" fo:min-width="12.85cm" fo:padding-top="0.15cm" fo:padding-bottom="0.15cm" fo:padding-left="0.275cm" fo:padding-right="0.275cm" fo:wrap-option="no-wrap" draw:shadow="visible" draw:shadow-offset-x="0.1cm" draw:shadow-offset-y="0.1cm"/>
      <style:paragraph-properties style:writing-mode="lr-tb"/>
    </style:style>
    <style:style style:name="gr45" style:family="graphic" style:parent-style-name="standard">
      <style:graphic-properties svg:stroke-width="0.05cm" svg:stroke-color="#00b8ff" draw:marker-start-width="0.355cm" draw:marker-end-width="0.355cm" draw:fill-color="#ffffff" draw:textarea-horizontal-align="center" draw:textarea-vertical-align="middle" draw:auto-grow-height="false" fo:min-height="2.217cm" fo:min-width="11.55cm" fo:padding-top="0.15cm" fo:padding-bottom="0.15cm" fo:padding-left="0.275cm" fo:padding-right="0.275cm" draw:shadow="visibl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9cm"/>
      <style:paragraph-properties style:writing-mode="lr-tb"/>
    </style:style>
    <style:style style:name="gr47" style:family="graphic" style:parent-style-name="standard">
      <style:graphic-properties svg:stroke-width="0.05cm" svg:stroke-color="#00b8ff" draw:marker-start-width="0.28cm" draw:marker-end-width="0.28cm" draw:fill="solid" draw:fill-color="#ffffff" draw:fill-hatch-solid="false" draw:textarea-horizontal-align="center" draw:textarea-vertical-align="top" draw:auto-grow-height="false" fo:min-height="1.7cm" fo:min-width="11.68cm" fo:padding-top="0.15cm" fo:padding-bottom="0.15cm" fo:padding-left="0.275cm" fo:padding-right="0.275cm" fo:wrap-option="no-wrap" draw:shadow="visible" draw:shadow-offset-x="0.1cm" draw:shadow-offset-y="0.1cm"/>
      <style:paragraph-properties style:writing-mode="lr-tb"/>
    </style:style>
    <style:style style:name="gr48" style:family="graphic" style:parent-style-name="standard">
      <style:graphic-properties svg:stroke-width="0.05cm" svg:stroke-color="#00b8ff" draw:marker-start-width="0.28cm" draw:marker-end-width="0.28cm" draw:fill="solid" draw:fill-color="#ffffff" draw:fill-hatch-solid="false" draw:textarea-horizontal-align="center" draw:textarea-vertical-align="top" draw:auto-grow-height="false" fo:min-height="2.2cm" fo:min-width="4.55cm" fo:padding-top="0.15cm" fo:padding-bottom="0.15cm" fo:padding-left="0.275cm" fo:padding-right="0.275cm" fo:wrap-option="no-wrap" draw:shadow="visible" draw:shadow-offset-x="0.1cm" draw:shadow-offset-y="0.1cm"/>
      <style:paragraph-properties style:writing-mode="lr-tb"/>
    </style:style>
    <style:style style:name="gr49" style:family="graphic" style:parent-style-name="Default_20_Drawing_20_Style_5f_1">
      <style:graphic-properties svg:stroke-width="0.05cm" svg:stroke-color="#00b8ff" draw:marker-start-width="0.28cm" draw:marker-end-width="0.28cm" draw:fill="solid" draw:fill-color="#ffffff" draw:fill-hatch-solid="false" draw:textarea-horizontal-align="right" draw:textarea-vertical-align="bottom" draw:auto-grow-height="false" fo:min-height="2.106cm" fo:min-width="16.65cm" fo:padding-top="0.15cm" fo:padding-bottom="0.15cm" fo:padding-left="0.275cm" fo:padding-right="0.275cm" fo:wrap-option="no-wrap" draw:shadow="visible" draw:shadow-offset-x="0.1cm" draw:shadow-offset-y="0.1cm"/>
      <style:paragraph-properties style:writing-mode="lr-tb"/>
    </style:style>
    <style:style style:name="gr50" style:family="graphic" style:parent-style-name="Default_20_Drawing_20_Style_5f_1">
      <style:graphic-properties draw:fill="solid" draw:fill-color="#e6e6e6" draw:textarea-horizontal-align="justify" draw:textarea-vertical-align="middle" draw:auto-grow-height="false" fo:min-height="1.772cm" fo:min-width="1.521cm"/>
      <style:paragraph-properties style:writing-mode="lr-tb"/>
    </style:style>
    <style:style style:name="gr51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2.849cm"/>
      <style:paragraph-properties style:writing-mode="lr-tb"/>
    </style:style>
    <style:style style:name="gr52" style:family="graphic" style:parent-style-name="Default_20_Drawing_20_Style_5f_1" style:list-style-name="L2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53" style:family="graphic" style:parent-style-name="Default_20_Drawing_20_Style_5f_1">
      <style:graphic-properties svg:stroke-width="0.05cm" svg:stroke-color="#00b8ff" draw:marker-start-width="0.355cm" draw:marker-end-width="0.355cm" draw:fill-color="#ffffff" draw:textarea-horizontal-align="justify" draw:textarea-vertical-align="middle" draw:auto-grow-height="false" fo:min-height="3cm" fo:min-width="1.856cm" fo:padding-top="0.15cm" fo:padding-bottom="0.15cm" fo:padding-left="0.275cm" fo:padding-right="0.275cm" draw:shadow="visible"/>
      <style:paragraph-properties style:writing-mode="lr-tb"/>
    </style:style>
    <style:style style:name="gr54" style:family="graphic" style:parent-style-name="Default_20_Drawing_20_Style_5f_1">
      <style:graphic-properties svg:stroke-width="0.05cm" svg:stroke-color="#00b8ff" draw:marker-start-width="0.355cm" draw:marker-end-width="0.355cm" draw:fill-color="#ffffff" draw:textarea-horizontal-align="justify" draw:textarea-vertical-align="middle" draw:auto-grow-height="false" fo:min-height="3cm" fo:min-width="1.857cm" fo:padding-top="0.15cm" fo:padding-bottom="0.15cm" fo:padding-left="0.275cm" fo:padding-right="0.275cm" draw:shadow="visible"/>
      <style:paragraph-properties style:writing-mode="lr-tb"/>
    </style:style>
    <style:style style:name="gr55" style:family="graphic" style:parent-style-name="Default_20_Drawing_20_Style_5f_1">
      <style:graphic-properties draw:textarea-horizontal-align="justify" draw:textarea-vertical-align="middle" draw:auto-grow-height="false" fo:min-height="1.483cm" fo:min-width="2.195cm"/>
      <style:paragraph-properties style:writing-mode="lr-tb"/>
    </style:style>
    <style:style style:name="gr56" style:family="graphic" style:parent-style-name="Default_20_Drawing_20_Style_5f_1">
      <style:graphic-properties svg:stroke-width="0.05cm" svg:stroke-color="#00b8ff" draw:marker-start-width="0.28cm" draw:marker-end-width="0.28cm" draw:fill="solid" draw:fill-color="#ffffff" draw:fill-hatch-solid="false" draw:textarea-horizontal-align="center" draw:textarea-vertical-align="top" draw:auto-grow-height="false" fo:min-height="1.7cm" fo:min-width="16.68cm" fo:padding-top="0.15cm" fo:padding-bottom="0.15cm" fo:padding-left="0.275cm" fo:padding-right="0.275cm" fo:wrap-option="no-wrap" draw:shadow="visible" draw:shadow-offset-x="0.1cm" draw:shadow-offset-y="0.1cm"/>
      <style:paragraph-properties style:writing-mode="lr-tb"/>
    </style:style>
    <style:style style:name="gr57" style:family="graphic" style:parent-style-name="Default_20_Drawing_20_Style_5f_1">
      <style:graphic-properties svg:stroke-width="0.05cm" svg:stroke-color="#00b8ff" draw:marker-start-width="0.28cm" draw:marker-end-width="0.28cm" draw:fill="solid" draw:fill-color="#ffffff" draw:fill-hatch-solid="false" draw:textarea-horizontal-align="center" draw:textarea-vertical-align="middle" draw:auto-grow-height="false" fo:min-height="1.6cm" fo:min-width="2.316cm" fo:padding-top="0.15cm" fo:padding-bottom="0.15cm" fo:padding-left="0.275cm" fo:padding-right="0.275cm" fo:wrap-option="no-wrap" draw:shadow="visible" draw:shadow-offset-x="0.1cm" draw:shadow-offset-y="0.1cm"/>
      <style:paragraph-properties style:writing-mode="lr-tb"/>
    </style:style>
    <style:style style:name="gr58" style:family="graphic" style:parent-style-name="Default_20_Drawing_20_Style_5f_1">
      <style:graphic-properties draw:textarea-vertical-align="middle" draw:shadow="visible"/>
    </style:style>
    <style:style style:name="gr59" style:family="graphic" style:parent-style-name="Default_20_Drawing_20_Style_5f_1">
      <style:graphic-properties svg:stroke-width="0.05cm" svg:stroke-color="#00b8ff" draw:marker-start-width="0.28cm" draw:marker-end-width="0.28cm" draw:fill="solid" draw:fill-color="#ffffff" draw:fill-hatch-solid="false" draw:textarea-horizontal-align="center" draw:textarea-vertical-align="top" draw:auto-grow-height="false" fo:min-height="1.9cm" fo:min-width="11.68cm" fo:padding-top="0.15cm" fo:padding-bottom="0.15cm" fo:padding-left="0.275cm" fo:padding-right="0.275cm" fo:wrap-option="no-wrap" draw:shadow="visible" draw:shadow-offset-x="0.1cm" draw:shadow-offset-y="0.1cm"/>
      <style:paragraph-properties style:writing-mode="lr-tb"/>
    </style:style>
    <style:style style:name="gr60" style:family="graphic" style:parent-style-name="Default_20_Drawing_20_Style_5f_1">
      <style:graphic-properties draw:fill="solid" draw:fill-color="#ffffff" draw:textarea-vertical-align="middle" draw:shadow="visible"/>
      <style:paragraph-properties style:writing-mode="lr-tb"/>
    </style:style>
    <style:style style:name="gr61" style:family="graphic" style:parent-style-name="Default_20_Drawing_20_Style_5f_1">
      <style:graphic-properties svg:stroke-color="#00b8ff" draw:fill-color="#ffffff" draw:textarea-horizontal-align="justify" draw:textarea-vertical-align="middle" draw:auto-grow-height="false" fo:min-height="1.55cm" fo:min-width="1.975cm" draw:shadow="hidden"/>
      <style:paragraph-properties style:writing-mode="lr-tb"/>
    </style:style>
    <style:style style:name="gr62" style:family="graphic" style:parent-style-name="Default_20_Drawing_20_Style_5f_1">
      <style:graphic-properties svg:stroke-width="0.05cm" svg:stroke-color="#00b8ff" draw:marker-start-width="0.355cm" draw:marker-end-width="0.355cm" draw:fill-color="#ffffff" draw:textarea-horizontal-align="justify" draw:textarea-vertical-align="middle" draw:auto-grow-height="false" fo:min-height="2.3cm" fo:min-width="2.55cm" fo:padding-top="0.15cm" fo:padding-bottom="0.15cm" fo:padding-left="0.275cm" fo:padding-right="0.275cm" draw:shadow="visible"/>
      <style:paragraph-properties style:writing-mode="lr-tb"/>
    </style:style>
    <style:style style:name="gr63" style:family="graphic" style:parent-style-name="Default_20_Drawing_20_Style_5f_1">
      <style:graphic-properties svg:stroke-width="0.05cm" svg:stroke-color="#00b8ff" draw:marker-start-width="0.355cm" draw:marker-end-width="0.355cm" draw:fill-color="#ffffff" draw:textarea-horizontal-align="justify" draw:textarea-vertical-align="middle" draw:auto-grow-height="false" fo:min-height="2.3cm" fo:min-width="4.35cm" fo:padding-top="0.15cm" fo:padding-bottom="0.15cm" fo:padding-left="0.275cm" fo:padding-right="0.275cm" draw:shadow="visible"/>
      <style:paragraph-properties style:writing-mode="lr-tb"/>
    </style:style>
    <style:style style:name="gr64" style:family="graphic" style:parent-style-name="Default_20_Drawing_20_Style_5f_1">
      <style:graphic-properties svg:stroke-width="0.05cm" svg:stroke-color="#00b8ff" draw:marker-start-width="0.355cm" draw:marker-end-width="0.355cm" draw:fill-color="#ffffff" draw:textarea-horizontal-align="justify" draw:textarea-vertical-align="middle" draw:auto-grow-height="false" fo:min-height="2.3cm" fo:min-width="1.85cm" fo:padding-top="0.15cm" fo:padding-bottom="0.15cm" fo:padding-left="0.275cm" fo:padding-right="0.275cm" draw:shadow="visible"/>
      <style:paragraph-properties style:writing-mode="lr-tb"/>
    </style:style>
    <style:style style:name="gr65" style:family="graphic" style:parent-style-name="Default_20_Drawing_20_Style_5f_1">
      <style:graphic-properties svg:stroke-width="0.05cm" svg:stroke-color="#00b8ff" draw:marker-start-width="0.355cm" draw:marker-end-width="0.355cm" draw:fill-color="#ffffff" draw:textarea-horizontal-align="center" draw:textarea-vertical-align="middle" draw:auto-grow-height="false" fo:min-height="0.8cm" fo:min-width="16.65cm" fo:padding-top="0.15cm" fo:padding-bottom="0.15cm" fo:padding-left="0.275cm" fo:padding-right="0.275cm" draw:shadow="visible"/>
      <style:paragraph-properties style:writing-mode="lr-tb"/>
    </style:style>
    <style:style style:name="gr66" style:family="graphic" style:parent-style-name="Default_20_Drawing_20_Style_5f_1">
      <style:graphic-properties svg:stroke-width="0.05cm" svg:stroke-color="#00b8ff" draw:marker-start-width="0.355cm" draw:marker-end-width="0.355cm" draw:fill-color="#ffffff" draw:textarea-horizontal-align="center" draw:textarea-vertical-align="middle" draw:auto-grow-height="false" fo:min-height="2.217cm" fo:min-width="11.55cm" fo:padding-top="0.15cm" fo:padding-bottom="0.15cm" fo:padding-left="0.275cm" fo:padding-right="0.275cm" draw:shadow="visible"/>
      <style:paragraph-properties style:writing-mode="lr-tb"/>
    </style:style>
    <style:style style:name="gr67" style:family="graphic" style:parent-style-name="Default_20_Drawing_20_Style_5f_1" style:list-style-name="L2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P1" style:family="paragraph">
      <style:paragraph-properties fo:text-align="center" style:writing-mode="lr-tb"/>
      <style:text-properties style:text-position="super 58%" fo:font-size="18pt" style:font-size-asian="18pt" style:font-size-complex="18pt"/>
    </style:style>
    <style:style style:name="P2" style:family="paragraph">
      <loext:graphic-properties draw:fill="solid" draw:fill-color="#ffffff" draw:fill-hatch-solid="false"/>
      <style:paragraph-properties fo:text-align="center" style:writing-mode="lr-tb"/>
      <style:text-properties style:text-position="super 58%"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 style:writing-mode="lr-tb"/>
      <style:text-properties fo:font-size="18pt" style:font-size-asian="18pt" style:font-size-complex="18pt"/>
    </style:style>
    <style:style style:name="P5" style:family="paragraph">
      <style:paragraph-properties fo:text-align="center" style:writing-mode="lr-tb"/>
      <style:text-properties fo:font-size="16pt" style:font-size-asian="16pt" style:font-size-complex="16pt"/>
    </style:style>
    <style:style style:name="P6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7" style:family="paragraph">
      <style:paragraph-properties fo:text-align="center" style:writing-mode="lr-tb">
        <style:tab-stops>
          <style:tab-stop style:position="0cm"/>
        </style:tab-stops>
      </style:paragraph-properties>
      <style:text-properties fo:font-size="18pt"/>
    </style:style>
    <style:style style:name="P8" style:family="paragraph">
      <loext:graphic-properties draw:fill-color="#ffffff"/>
      <style:paragraph-properties fo:text-align="center" style:writing-mode="lr-tb">
        <style:tab-stops>
          <style:tab-stop style:position="0cm"/>
        </style:tab-stops>
      </style:paragraph-properties>
      <style:text-properties fo:font-size="18pt"/>
    </style:style>
    <style:style style:name="P9" style:family="paragraph"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="solid" draw:fill-color="#e6e6e6"/>
      <style:paragraph-properties fo:text-align="center" style:writing-mode="lr-tb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style:writing-mode="lr-tb"/>
      <style:text-properties fo:font-size="18pt" fo:text-shadow="1pt 1pt"/>
    </style:style>
    <style:style style:name="P12" style:family="paragraph">
      <loext:graphic-properties draw:fill="none" draw:fill-color="#ffffff"/>
      <style:paragraph-properties style:writing-mode="lr-tb"/>
      <style:text-properties fo:font-size="18pt"/>
    </style:style>
    <style:style style:name="P13" style:family="paragraph">
      <style:paragraph-properties fo:text-align="center" style:writing-mode="lr-tb"/>
      <style:text-properties fo:font-size="18pt" style:font-size-asian="18pt" style:font-size-complex="18pt"/>
    </style:style>
    <style:style style:name="P14" style:family="paragraph">
      <style:paragraph-properties fo:text-align="center" style:writing-mode="lr-tb"/>
      <style:text-properties fo:font-size="18pt"/>
    </style:style>
    <style:style style:name="P15" style:family="paragraph">
      <style:paragraph-properties fo:text-align="center" style:writing-mode="lr-tb"/>
      <style:text-properties style:text-position="super 58%" fo:font-size="24pt" style:font-size-asian="24pt" style:font-size-complex="24pt"/>
    </style:style>
    <style:style style:name="P16" style:family="paragraph">
      <loext:graphic-properties draw:fill="solid" draw:fill-color="#ffffff" draw:fill-hatch-solid="false"/>
      <style:paragraph-properties fo:text-align="center" style:writing-mode="lr-tb"/>
      <style:text-properties style:text-position="super 58%" fo:font-size="24pt" style:font-size-asian="24pt" style:font-size-complex="24pt"/>
    </style:style>
    <style:style style:name="P17" style:family="paragraph">
      <style:paragraph-properties fo:text-align="center" style:writing-mode="lr-tb"/>
      <style:text-properties style:text-position="super 58%" fo:font-size="13pt" style:font-size-asian="13pt" style:font-size-complex="13pt"/>
    </style:style>
    <style:style style:name="P18" style:family="paragraph">
      <loext:graphic-properties draw:fill="solid" draw:fill-color="#ffffff" draw:fill-hatch-solid="false"/>
      <style:paragraph-properties fo:text-align="center" style:writing-mode="lr-tb"/>
      <style:text-properties style:text-position="super 58%" fo:font-size="13pt" style:font-size-asian="13pt" style:font-size-complex="13pt"/>
    </style:style>
    <style:style style:name="P19" style:family="paragraph">
      <loext:graphic-properties draw:fill="solid" draw:fill-color="#ffffff"/>
      <style:paragraph-properties fo:text-align="center" style:writing-mode="lr-tb"/>
      <style:text-properties fo:font-size="12pt" style:font-size-asian="12pt" style:font-size-complex="12pt"/>
    </style:style>
    <style:style style:name="P20" style:family="paragraph">
      <loext:graphic-properties draw:fill-color="#ffffff"/>
      <style:paragraph-properties fo:text-align="center" style:writing-mode="lr-tb"/>
      <style:text-properties fo:font-size="18pt"/>
    </style:style>
    <style:style style:name="P21" style:family="paragraph">
      <style:paragraph-properties fo:text-align="center" style:writing-mode="lr-tb"/>
      <style:text-properties style:text-position="super 58%" fo:font-size="28pt" style:font-size-asian="28pt" style:font-size-complex="28pt"/>
    </style:style>
    <style:style style:name="P22" style:family="paragraph">
      <loext:graphic-properties draw:fill="solid" draw:fill-color="#ffffff" draw:fill-hatch-solid="false"/>
      <style:paragraph-properties fo:text-align="center" style:writing-mode="lr-tb"/>
      <style:text-properties style:text-position="super 58%" fo:font-size="28pt" style:font-size-asian="28pt" style:font-size-complex="28pt"/>
    </style:style>
    <style:style style:name="P23" style:family="paragraph">
      <style:paragraph-properties fo:text-align="end" style:writing-mode="lr-tb"/>
    </style:style>
    <style:style style:name="T1" style:family="text">
      <style:text-properties style:text-position="super 58%" fo:font-size="18pt" style:font-size-asian="18pt" style:font-size-complex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 fo:text-shadow="1pt 1pt"/>
    </style:style>
    <style:style style:name="T7" style:family="text">
      <style:text-properties style:text-position="super 58%" fo:font-size="24pt" style:font-size-asian="24pt" style:font-size-complex="24pt"/>
    </style:style>
    <style:style style:name="T8" style:family="text">
      <style:text-properties style:text-position="super 58%" fo:font-size="13pt" style:font-size-asian="13pt" style:font-size-complex="13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text-position="super 58%" fo:font-size="28pt" style:font-size-asian="28pt" style:font-size-complex="28pt"/>
    </style:style>
    <style:style style:name="T11" style:family="text">
      <style:text-properties style:text-position="super 58%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Hadware" draw:style-name="gr1" draw:text-style-name="P2" draw:layer="layout" svg:width="17.2cm" svg:height="2.406cm" svg:x="1.5cm" svg:y="18.593cm">
          <text:p text:style-name="P1"><text:span text:style-name="T1">Hard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2" draw:text-style-name="P4" draw:layer="layout" svg:width="11.899cm" svg:height="3.299cm" svg:x="1.5cm" svg:y="3.8cm" svg:viewBox="0 0 11900 3300" draw:points="0,3300 900,3300 1900,3300 4500,3300 4500,1600 10300,1600 10300,3300 11900,3300 11900,0 0,0">
          <text:p text:style-name="P3"><text:span text:style-name="T2">OS/2-eCS</text:span><text:span text:style-name="T2"><text:line-break/></text:span><text:span text:style-name="T2">Apps</text:span></text:p>
        </draw:polygon>
        <draw:custom-shape draw:style-name="gr3" draw:text-style-name="P6" draw:layer="layout" svg:width="5.1cm" svg:height="1.4cm" svg:x="6.4cm" svg:y="5.7cm">
          <text:p text:style-name="P5"><text:span text:style-name="T3">Workplace Shell </text:span><text:span text:style-name="T3"><text:line-break/></text:span><text:span text:style-name="T3">(WP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7.2cm" svg:height="2.517cm" svg:x="1.5cm" svg:y="10.3cm">
          <text:p text:style-name="P7"><text:span text:style-name="T4">Control </text:span><text:span text:style-name="T4"><text:line-break/></text:span><text:span text:style-name="T4">Program 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021cm" svg:height="2.022cm" svg:x="6.11cm" svg:y="18.785cm">
          <text:p text:style-name="P9"><text:span text:style-name="T5">HDD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2.021cm" svg:height="2.022cm" svg:x="3.992cm" svg:y="18.785cm">
          <text:p text:style-name="P9"><text:span text:style-name="T5">RAM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2.021cm" svg:height="2.022cm" svg:x="1.875cm" svg:y="18.785cm">
          <text:p text:style-name="P9"><text:span text:style-name="T5">CPU</text:span>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11.935cm" svg:height="1.675cm" svg:x="1.5cm" svg:y="1.425cm">
          <draw:text-box>
            <text:p><text:span text:style-name="T6">OS/2 Warp and eComStation</text:span><text:span text:style-name="T6"><text:line-break/></text:span><text:span text:style-name="T6">Component Architecture</text:span></text:p>
          </draw:text-box>
        </draw:frame>
        <draw:frame draw:style-name="gr7" draw:text-style-name="P12" draw:layer="layout" svg:width="16.555cm" svg:height="0.963cm" svg:x="1.086cm" svg:y="22.093cm">
          <draw:text-box>
            <text:list text:style-name="L2">
              <text:list-item>
                <text:p><text:span text:style-name="T4">Based in OS/2 Warp 4.52 and eComStation 2.x</text:span></text:p>
              </text:list-item>
            </text:list>
          </draw:text-box>
        </draw:frame>
        <draw:custom-shape draw:style-name="gr8" draw:text-style-name="P4" draw:layer="layout" svg:width="2.406cm" svg:height="3.3cm" svg:x="13.725cm" svg:y="3.8cm">
          <text:p text:style-name="P13"><text:span text:style-name="T2">Win16 </text:span></text:p>
          <text:p text:style-name="P13"><text:span text:style-name="T2">App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407cm" svg:height="3.3cm" svg:x="16.323cm" svg:y="3.8cm">
          <text:p text:style-name="P13"><text:span text:style-name="T2">DOS</text:span></text:p>
          <text:p text:style-name="P13"><text:span text:style-name="T2">Apps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2.695cm" svg:height="1.733cm" svg:x="22.005cm" svg:y="2.967cm">
          <text:p text:style-name="P14"><text:span text:style-name="T4">D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4" draw:layer="layout" svg:width="2.695cm" svg:height="1.733cm" svg:x="22.005cm" svg:y="4.9cm">
          <text:p text:style-name="P14"><text:span text:style-name="T4">D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4" draw:layer="layout" svg:width="2.695cm" svg:height="1.733cm" svg:x="22.005cm" svg:y="6.8cm">
          <text:p text:style-name="P14"><text:span text:style-name="T4">G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4" draw:layer="layout" svg:width="2.695cm" svg:height="1.733cm" svg:x="22.005cm" svg:y="0.967cm">
          <text:p text:style-name="P14"><text:span text:style-name="T4">REX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1" draw:text-style-name="P16" draw:layer="layout" svg:width="17.23cm" svg:height="4.3cm" svg:x="1.47cm" svg:y="13.2cm">
          <text:p text:style-name="P15"><text:span text:style-name="T7">OS/2 Ker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2" draw:text-style-name="P18" draw:layer="layout" svg:width="2.866cm" svg:height="1.9cm" svg:x="2.933cm" svg:y="17.1cm">
          <text:p text:style-name="P17"><text:span text:style-name="T8">Device</text:span><text:span text:style-name="T8"><text:line-break/></text:span><text:span text:style-name="T8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021cm" svg:height="2.022cm" svg:x="8.2cm" svg:y="18.778cm">
          <text:p text:style-name="P9"><text:span text:style-name="T5">Drives</text:span></text:p>
          <draw:enhanced-geometry svg:viewBox="0 0 21600 21600" draw:type="rectangle" draw:enhanced-path="M 0 0 L 21600 0 21600 21600 0 21600 0 0 Z N"/>
        </draw:custom-shape>
        <draw:custom-shape draw:name="Hadware" draw:style-name="gr12" draw:text-style-name="P18" draw:layer="layout" svg:width="2.866cm" svg:height="1.9cm" svg:x="6.648cm" svg:y="17.1cm">
          <text:p text:style-name="P17"><text:span text:style-name="T8">Device</text:span><text:span text:style-name="T8"><text:line-break/></text:span><text:span text:style-name="T8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2" draw:text-style-name="P18" draw:layer="layout" svg:width="2.866cm" svg:height="1.9cm" svg:x="14.291cm" svg:y="17.1cm">
          <text:p text:style-name="P17"><text:span text:style-name="T8">Device</text:span><text:span text:style-name="T8"><text:line-break/></text:span><text:span text:style-name="T8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13" draw:text-style-name="P19" draw:layer="layout" svg:width="3.29cm" svg:height="1.5cm" svg:x="14.9cm" svg:y="13.4cm">
          <text:p text:style-name="P3"><text:span text:style-name="T9">Process</text:span><text:span text:style-name="T9"><text:line-break/></text:span><text:span text:style-name="T9">Management</text:span></text:p>
        </draw:ellipse>
        <draw:ellipse draw:style-name="gr13" draw:text-style-name="P19" draw:layer="layout" svg:width="2.4cm" svg:height="1.2cm" svg:x="1.9cm" svg:y="13.4cm">
          <text:p text:style-name="P3"><text:span text:style-name="T9">Loader</text:span></text:p>
        </draw:ellipse>
        <draw:ellipse draw:style-name="gr13" draw:text-style-name="P19" draw:layer="layout" svg:width="3.1cm" svg:height="1.5cm" svg:x="2.3cm" svg:y="15.2cm">
          <text:p text:style-name="P3"><text:span text:style-name="T9">Memory</text:span><text:span text:style-name="T9"><text:line-break/></text:span><text:span text:style-name="T9">Management</text:span></text:p>
        </draw:ellipse>
        <draw:ellipse draw:style-name="gr13" draw:text-style-name="P19" draw:layer="layout" svg:width="3.1cm" svg:height="1.5cm" svg:x="14.3cm" svg:y="15.2cm">
          <text:p text:style-name="P3"><text:span text:style-name="T9">Exception</text:span><text:span text:style-name="T9"><text:line-break/></text:span><text:span text:style-name="T9">Handling</text:span></text:p>
        </draw:ellipse>
        <draw:ellipse draw:style-name="gr13" draw:text-style-name="P19" draw:layer="layout" svg:width="3.1cm" svg:height="1.5cm" svg:x="6.4cm" svg:y="15.2cm">
          <text:p text:style-name="P3"><text:span text:style-name="T9">Scheduler/</text:span><text:span text:style-name="T9"><text:line-break/></text:span><text:span text:style-name="T9">Dispatcher</text:span></text:p>
        </draw:ellipse>
        <draw:custom-shape draw:style-name="gr5" draw:text-style-name="P10" draw:layer="layout" svg:width="2.021cm" svg:height="2.022cm" svg:x="10.299cm" svg:y="18.777cm">
          <text:p text:style-name="P9"><text:span text:style-name="T5">USB</text:span></text:p>
          <draw:enhanced-geometry svg:viewBox="0 0 21600 21600" draw:type="rectangle" draw:enhanced-path="M 0 0 L 21600 0 21600 21600 0 21600 0 0 Z N"/>
        </draw:custom-shape>
        <draw:custom-shape draw:name="Hadware" draw:style-name="gr12" draw:text-style-name="P18" draw:layer="layout" svg:width="2.866cm" svg:height="1.9cm" svg:x="10.469cm" svg:y="17.1cm">
          <text:p text:style-name="P17"><text:span text:style-name="T8">Device</text:span><text:span text:style-name="T8"><text:line-break/></text:span><text:span text:style-name="T8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13" draw:text-style-name="P19" draw:layer="layout" svg:width="3.29cm" svg:height="1.5cm" svg:x="10.3cm" svg:y="15.2cm">
          <text:p text:style-name="P3"><text:span text:style-name="T9">File</text:span><text:span text:style-name="T9"><text:line-break/></text:span><text:span text:style-name="T9">System</text:span></text:p>
        </draw:ellipse>
        <draw:polygon draw:style-name="gr14" draw:text-style-name="P3" draw:layer="layout" svg:width="7.199cm" svg:height="5.499cm" svg:x="27.3cm" svg:y="1.5cm" svg:viewBox="0 0 7200 5500" draw:points="0,0 0,5500 7200,5500 7200,2500 2900,2500 2900,0">
          <text:p/>
        </draw:polygon>
        <draw:custom-shape draw:style-name="gr10" draw:text-style-name="P14" draw:layer="layout" svg:width="2.695cm" svg:height="1.733cm" svg:x="22.005cm" svg:y="8.767cm">
          <text:p text:style-name="P14"><text:span text:style-name="T4">MMOS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5" draw:text-style-name="P2" draw:layer="layout" svg:width="12.23cm" svg:height="2.2cm" svg:x="21.27cm" svg:y="12.3cm">
          <text:p text:style-name="P1"><text:span text:style-name="T1">AP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13" draw:text-style-name="P19" draw:layer="layout" svg:width="2cm" svg:height="0.911cm" svg:x="21.6cm" svg:y="15.3cm">
          <text:p text:style-name="P3"><text:span text:style-name="T9">GPI</text:span></text:p>
        </draw:ellipse>
        <draw:custom-shape draw:style-name="gr16" draw:text-style-name="P20" draw:layer="layout" svg:width="2.475cm" svg:height="1.8cm" svg:x="21.6cm" svg:y="12.43cm">
          <text:p text:style-name="P14"><text:span text:style-name="T4">REX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0" draw:layer="layout" svg:width="2.475cm" svg:height="1.8cm" svg:x="28.025cm" svg:y="12.43cm">
          <text:p text:style-name="P14"><text:span text:style-name="T4">MMOS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0" draw:layer="layout" svg:width="2.475cm" svg:height="1.8cm" svg:x="24.325cm" svg:y="12.43cm">
          <text:p text:style-name="P14"><text:span text:style-name="T4">D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0" draw:layer="layout" svg:width="2.475cm" svg:height="1.8cm" svg:x="30.725cm" svg:y="12.43cm">
          <text:p text:style-name="P14"><text:span text:style-name="T4">D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3.1cm" svg:height="2.6cm" svg:x="1.5cm" svg:y="7.4cm">
          <text:p text:style-name="P5"><text:span text:style-name="T3">Full Screen </text:span></text:p>
          <text:p text:style-name="P5"><text:span text:style-name="T3">Session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4.9cm" svg:height="2.6cm" svg:x="4.8cm" svg:y="7.4cm">
          <text:p text:style-name="P14"><text:span text:style-name="T4">Presentation </text:span><text:span text:style-name="T4"><text:line-break/></text:span><text:span text:style-name="T4">Manager (P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3.6cm" svg:height="2.6cm" svg:x="9.9cm" svg:y="7.4cm">
          <text:p text:style-name="P5"><text:span text:style-name="T3">System </text:span></text:p>
          <text:p text:style-name="P5"><text:span text:style-name="T3">Object </text:span></text:p>
          <text:p text:style-name="P5"><text:span text:style-name="T3">Model (SOM)</text:span></text:p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2.4cm" svg:height="2.6cm" svg:x="13.7cm" svg:y="7.4cm">
          <text:p text:style-name="P14"><text:span text:style-name="T4">Win16 </text:span><text:span text:style-name="T4"><text:line-break/></text:span><text:span text:style-name="T4">V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0" draw:layer="layout" svg:width="2.4cm" svg:height="2.6cm" svg:x="16.3cm" svg:y="7.4cm">
          <text:p text:style-name="P14"><text:span text:style-name="T4">DOS </text:span><text:span text:style-name="T4"><text:line-break/></text:span><text:span text:style-name="T4">VM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name="Hadware" draw:style-name="gr1" draw:text-style-name="P2" draw:layer="layout" svg:width="17.2cm" svg:height="2.406cm" svg:x="1.5cm" svg:y="25.493cm">
          <text:p text:style-name="P1"><text:span text:style-name="T1">Hard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2" draw:text-style-name="P4" draw:layer="layout" svg:width="11.899cm" svg:height="3.299cm" svg:x="1.5cm" svg:y="3.7cm" svg:viewBox="0 0 11900 3300" draw:points="0,3300 900,3300 1900,3300 4500,3300 4500,1600 10300,1600 10300,3300 11900,3300 11900,0 0,0">
          <text:p text:style-name="P3"><text:span text:style-name="T2">OS/2-eCS</text:span><text:span text:style-name="T2"><text:line-break/></text:span><text:span text:style-name="T2">Apps</text:span></text:p>
        </draw:polygon>
        <draw:custom-shape draw:style-name="gr3" draw:text-style-name="P6" draw:layer="layout" svg:width="5.1cm" svg:height="1.4cm" svg:x="6.4cm" svg:y="5.6cm">
          <text:p text:style-name="P5"><text:span text:style-name="T3">Workplace Shell </text:span><text:span text:style-name="T3"><text:line-break/></text:span><text:span text:style-name="T3">(WP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7.2cm" svg:height="2.517cm" svg:x="1.5cm" svg:y="17.2cm">
          <text:p text:style-name="P7"><text:span text:style-name="T4">Control </text:span><text:span text:style-name="T4"><text:line-break/></text:span><text:span text:style-name="T4">Program 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021cm" svg:height="2.022cm" svg:x="6.11cm" svg:y="25.685cm">
          <text:p text:style-name="P9"><text:span text:style-name="T5">HDD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2.021cm" svg:height="2.022cm" svg:x="3.992cm" svg:y="25.685cm">
          <text:p text:style-name="P9"><text:span text:style-name="T5">RAM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2.021cm" svg:height="2.022cm" svg:x="1.875cm" svg:y="25.685cm">
          <text:p text:style-name="P9"><text:span text:style-name="T5">CPU</text:span></text:p>
          <draw:enhanced-geometry svg:viewBox="0 0 21600 21600" draw:type="rectangle" draw:enhanced-path="M 0 0 L 21600 0 21600 21600 0 21600 0 0 Z N"/>
        </draw:custom-shape>
        <draw:frame draw:style-name="gr21" draw:text-style-name="P11" draw:layer="layout" svg:width="11.935cm" svg:height="2.387cm" svg:x="1.5cm" svg:y="1.425cm">
          <draw:text-box>
            <text:p><text:span text:style-name="T6">Drunk Idea</text:span></text:p>
            <text:p><text:span text:style-name="T6">Proposal: PM Clonning (High Level)</text:span><text:span text:style-name="T6"><text:line-break/></text:span><text:span text:style-name="T6">Component Architecture</text:span></text:p>
          </draw:text-box>
        </draw:frame>
        <draw:custom-shape draw:style-name="gr8" draw:text-style-name="P4" draw:layer="layout" svg:width="2.406cm" svg:height="3.3cm" svg:x="13.725cm" svg:y="3.7cm">
          <text:p text:style-name="P13"><text:span text:style-name="T2">Win16 </text:span></text:p>
          <text:p text:style-name="P13"><text:span text:style-name="T2">App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407cm" svg:height="3.3cm" svg:x="16.323cm" svg:y="3.7cm">
          <text:p text:style-name="P13"><text:span text:style-name="T2">DOS</text:span></text:p>
          <text:p text:style-name="P13"><text:span text:style-name="T2">Apps</text:span></text:p>
          <draw:enhanced-geometry svg:viewBox="0 0 21600 21600" draw:type="rectangle" draw:enhanced-path="M 0 0 L 21600 0 21600 21600 0 21600 0 0 Z N"/>
        </draw:custom-shape>
        <draw:custom-shape draw:name="Hadware" draw:style-name="gr11" draw:text-style-name="P16" draw:layer="layout" svg:width="17.23cm" svg:height="4.3cm" svg:x="1.47cm" svg:y="20.1cm">
          <text:p text:style-name="P15"><text:span text:style-name="T7">OS/2 Ker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2" draw:text-style-name="P18" draw:layer="layout" svg:width="2.866cm" svg:height="1.9cm" svg:x="2.933cm" svg:y="24cm">
          <text:p text:style-name="P17"><text:span text:style-name="T8">Device</text:span><text:span text:style-name="T8"><text:line-break/></text:span><text:span text:style-name="T8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021cm" svg:height="2.022cm" svg:x="8.2cm" svg:y="25.678cm">
          <text:p text:style-name="P9"><text:span text:style-name="T5">Drives</text:span></text:p>
          <draw:enhanced-geometry svg:viewBox="0 0 21600 21600" draw:type="rectangle" draw:enhanced-path="M 0 0 L 21600 0 21600 21600 0 21600 0 0 Z N"/>
        </draw:custom-shape>
        <draw:custom-shape draw:name="Hadware" draw:style-name="gr12" draw:text-style-name="P18" draw:layer="layout" svg:width="2.866cm" svg:height="1.9cm" svg:x="6.648cm" svg:y="24cm">
          <text:p text:style-name="P17"><text:span text:style-name="T8">Device</text:span><text:span text:style-name="T8"><text:line-break/></text:span><text:span text:style-name="T8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2" draw:text-style-name="P18" draw:layer="layout" svg:width="2.866cm" svg:height="1.9cm" svg:x="14.291cm" svg:y="24cm">
          <text:p text:style-name="P17"><text:span text:style-name="T8">Device</text:span><text:span text:style-name="T8"><text:line-break/></text:span><text:span text:style-name="T8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13" draw:text-style-name="P19" draw:layer="layout" svg:width="3.29cm" svg:height="1.5cm" svg:x="14.9cm" svg:y="20.3cm">
          <text:p text:style-name="P3"><text:span text:style-name="T9">Process</text:span><text:span text:style-name="T9"><text:line-break/></text:span><text:span text:style-name="T9">Management</text:span></text:p>
        </draw:ellipse>
        <draw:ellipse draw:style-name="gr13" draw:text-style-name="P19" draw:layer="layout" svg:width="2.4cm" svg:height="1.2cm" svg:x="1.9cm" svg:y="20.3cm">
          <text:p text:style-name="P3"><text:span text:style-name="T9">Loader</text:span></text:p>
        </draw:ellipse>
        <draw:ellipse draw:style-name="gr13" draw:text-style-name="P19" draw:layer="layout" svg:width="3.1cm" svg:height="1.5cm" svg:x="2.3cm" svg:y="22.1cm">
          <text:p text:style-name="P3"><text:span text:style-name="T9">Memory</text:span><text:span text:style-name="T9"><text:line-break/></text:span><text:span text:style-name="T9">Management</text:span></text:p>
        </draw:ellipse>
        <draw:ellipse draw:style-name="gr13" draw:text-style-name="P19" draw:layer="layout" svg:width="3.1cm" svg:height="1.5cm" svg:x="14.3cm" svg:y="22.1cm">
          <text:p text:style-name="P3"><text:span text:style-name="T9">Exception</text:span><text:span text:style-name="T9"><text:line-break/></text:span><text:span text:style-name="T9">Handling</text:span></text:p>
        </draw:ellipse>
        <draw:ellipse draw:style-name="gr13" draw:text-style-name="P19" draw:layer="layout" svg:width="3.1cm" svg:height="1.5cm" svg:x="6.4cm" svg:y="22.1cm">
          <text:p text:style-name="P3"><text:span text:style-name="T9">Scheduler/</text:span><text:span text:style-name="T9"><text:line-break/></text:span><text:span text:style-name="T9">Dispatcher</text:span></text:p>
        </draw:ellipse>
        <draw:custom-shape draw:style-name="gr5" draw:text-style-name="P10" draw:layer="layout" svg:width="2.021cm" svg:height="2.022cm" svg:x="10.299cm" svg:y="25.677cm">
          <text:p text:style-name="P9"><text:span text:style-name="T5">USB</text:span></text:p>
          <draw:enhanced-geometry svg:viewBox="0 0 21600 21600" draw:type="rectangle" draw:enhanced-path="M 0 0 L 21600 0 21600 21600 0 21600 0 0 Z N"/>
        </draw:custom-shape>
        <draw:custom-shape draw:name="Hadware" draw:style-name="gr12" draw:text-style-name="P18" draw:layer="layout" svg:width="2.866cm" svg:height="1.9cm" svg:x="10.469cm" svg:y="24cm">
          <text:p text:style-name="P17"><text:span text:style-name="T8">Device</text:span><text:span text:style-name="T8"><text:line-break/></text:span><text:span text:style-name="T8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13" draw:text-style-name="P19" draw:layer="layout" svg:width="3.29cm" svg:height="1.5cm" svg:x="10.3cm" svg:y="22.1cm">
          <text:p text:style-name="P3"><text:span text:style-name="T9">File</text:span><text:span text:style-name="T9"><text:line-break/></text:span><text:span text:style-name="T9">System</text:span></text:p>
        </draw:ellipse>
        <draw:custom-shape draw:style-name="gr17" draw:text-style-name="P6" draw:layer="layout" svg:width="3.1cm" svg:height="2.6cm" svg:x="1.5cm" svg:y="7.3cm">
          <text:p text:style-name="P5"><text:span text:style-name="T3">Full Screen </text:span></text:p>
          <text:p text:style-name="P5"><text:span text:style-name="T3">Session</text:span></text:p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6.4cm" svg:height="1.7cm" svg:x="11.6cm" svg:y="11.277cm">
          <text:p text:style-name="P14"><text:span text:style-name="T4">IBM’s Presentation </text:span><text:span text:style-name="T4"><text:line-break/></text:span><text:span text:style-name="T4">Manager (P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3.6cm" svg:height="2.6cm" svg:x="9.9cm" svg:y="7.3cm">
          <text:p text:style-name="P5"><text:span text:style-name="T3">System </text:span></text:p>
          <text:p text:style-name="P5"><text:span text:style-name="T3">Object </text:span></text:p>
          <text:p text:style-name="P5"><text:span text:style-name="T3">Model (SOM)</text:span></text:p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2.4cm" svg:height="2.6cm" svg:x="13.7cm" svg:y="7.3cm">
          <text:p text:style-name="P14"><text:span text:style-name="T4">Win16 </text:span><text:span text:style-name="T4"><text:line-break/></text:span><text:span text:style-name="T4">V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0" draw:layer="layout" svg:width="2.4cm" svg:height="2.6cm" svg:x="16.3cm" svg:y="7.3cm">
          <text:p text:style-name="P14"><text:span text:style-name="T4">DOS </text:span><text:span text:style-name="T4"><text:line-break/></text:span><text:span text:style-name="T4">V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0" draw:layer="layout" svg:width="4.9cm" svg:height="1.5cm" svg:x="4.8cm" svg:y="13.1cm">
          <text:p text:style-name="P14"><text:span text:style-name="T4">Lib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0" draw:layer="layout" svg:width="4.9cm" svg:height="1.5cm" svg:x="4.8cm" svg:y="11.4cm">
          <text:p text:style-name="P14"><text:span text:style-name="T4">PMCl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3" draw:layer="layout" svg:x1="10.1cm" svg:y1="12cm" svg:x2="11.4cm" svg:y2="12cm">
          <text:p/>
        </draw:line>
        <draw:line draw:style-name="gr24" draw:text-style-name="P3" draw:layer="layout" svg:x1="5.4cm" svg:y1="7.2cm" svg:x2="6.8cm" svg:y2="10.9cm">
          <text:p/>
        </draw:line>
        <draw:line draw:style-name="gr24" draw:text-style-name="P3" draw:layer="layout" svg:x1="7.9cm" svg:y1="7.2cm" svg:x2="7.3cm" svg:y2="10.9cm">
          <text:p/>
        </draw:line>
        <draw:line draw:style-name="gr24" draw:text-style-name="P3" draw:layer="layout" svg:x1="9.7cm" svg:y1="8.6cm" svg:x2="7.8cm" svg:y2="10.8cm">
          <text:p/>
        </draw:line>
        <draw:line draw:style-name="gr24" draw:text-style-name="P3" draw:layer="layout" svg:x1="7.1cm" svg:y1="15.1cm" svg:x2="7.1cm" svg:y2="17cm">
          <text:p/>
        </draw:line>
        <draw:line draw:style-name="gr24" draw:text-style-name="P3" draw:layer="layout" svg:x1="14.6cm" svg:y1="13.4cm" svg:x2="14.6cm" svg:y2="16.8cm">
          <text:p/>
        </draw:line>
      </draw:page>
      <draw:page draw:name="page3" draw:style-name="dp1" draw:master-page-name="Default">
        <draw:polygon draw:style-name="gr25" draw:text-style-name="P4" draw:layer="layout" svg:width="11.899cm" svg:height="3.299cm" svg:x="1.5cm" svg:y="3.7cm" svg:viewBox="0 0 11900 3300" draw:points="0,3300 900,3300 1900,3300 4500,3300 4500,1600 10300,1600 10300,3300 11900,3300 11900,0 0,0">
          <text:p text:style-name="P3"><text:span text:style-name="T2">OS/2-eCS</text:span><text:span text:style-name="T2"><text:line-break/></text:span><text:span text:style-name="T2">Apps</text:span></text:p>
        </draw:polygon>
        <draw:custom-shape draw:style-name="gr26" draw:text-style-name="P6" draw:layer="layout" svg:width="5.1cm" svg:height="1.4cm" svg:x="6.4cm" svg:y="5.6cm">
          <text:p text:style-name="P5"><text:span text:style-name="T3">Workplace Shell </text:span><text:span text:style-name="T3"><text:line-break/></text:span><text:span text:style-name="T3">(WP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draw:layer="layout" svg:width="17.2cm" svg:height="2.517cm" svg:x="1.5cm" svg:y="22.2cm">
          <text:p text:style-name="P7"><text:span text:style-name="T4">Control </text:span><text:span text:style-name="T4"><text:line-break/></text:span><text:span text:style-name="T4">Program 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1" draw:layer="layout" svg:width="11.935cm" svg:height="2.387cm" svg:x="1.5cm" svg:y="1.425cm">
          <draw:text-box>
            <text:p><text:span text:style-name="T6">Drunk Idea</text:span></text:p>
            <text:p><text:span text:style-name="T6">Proposal: PM Clonning <text:s/>(Zoom)</text:span><text:span text:style-name="T6"><text:line-break/></text:span><text:span text:style-name="T6">Component Architecture</text:span></text:p>
          </draw:text-box>
        </draw:frame>
        <draw:custom-shape draw:style-name="gr29" draw:text-style-name="P20" draw:layer="layout" svg:width="6.4cm" svg:height="4.323cm" svg:x="11.6cm" svg:y="11.277cm">
          <text:p text:style-name="P14"><text:span text:style-name="T4">IBM’s Presentation </text:span><text:span text:style-name="T4"><text:line-break/></text:span><text:span text:style-name="T4">Manager (PM)</text:span></text:p>
          <text:p text:style-name="P14"><text:span text:style-name="T4">(xPMMERGE.DLL,</text:span><text:span text:style-name="T4"><text:line-break/></text:span><text:span text:style-name="T4">xPMGPI.DL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6" draw:layer="layout" svg:width="3.6cm" svg:height="2.6cm" svg:x="9.9cm" svg:y="7.3cm">
          <text:p text:style-name="P5"><text:span text:style-name="T3">System </text:span></text:p>
          <text:p text:style-name="P5"><text:span text:style-name="T3">Object </text:span></text:p>
          <text:p text:style-name="P5"><text:span text:style-name="T3">Model (SOM)</text:span></text:p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5.4cm" svg:height="1.5cm" svg:x="4.3cm" svg:y="18.2cm">
          <text:p text:style-name="P14"><text:span text:style-name="T4">Lib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0" draw:layer="layout" svg:width="5.4cm" svg:height="4.7cm" svg:x="4.3cm" svg:y="11.4cm">
          <text:p text:style-name="P14"><text:span text:style-name="T4">PMClone</text:span></text:p>
          <text:p text:style-name="P14"><text:span text:style-name="T4">(PMMERGE.DLL,</text:span></text:p>
          <text:p text:style-name="P14"><text:span text:style-name="T4">PMGPI.DL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3" draw:layer="layout" svg:x1="10.1cm" svg:y1="13.4cm" svg:x2="11.4cm" svg:y2="13.4cm">
          <text:p/>
        </draw:line>
        <draw:line draw:style-name="gr33" draw:text-style-name="P3" draw:layer="layout" svg:x1="5.4cm" svg:y1="7.2cm" svg:x2="6.8cm" svg:y2="10.9cm">
          <text:p/>
        </draw:line>
        <draw:line draw:style-name="gr33" draw:text-style-name="P3" draw:layer="layout" svg:x1="7.9cm" svg:y1="7.2cm" svg:x2="7.3cm" svg:y2="10.9cm">
          <text:p/>
        </draw:line>
        <draw:line draw:style-name="gr33" draw:text-style-name="P3" draw:layer="layout" svg:x1="9.7cm" svg:y1="8.6cm" svg:x2="7.8cm" svg:y2="10.8cm">
          <text:p/>
        </draw:line>
        <draw:line draw:style-name="gr33" draw:text-style-name="P3" draw:layer="layout" svg:x1="7.1cm" svg:y1="20.1cm" svg:x2="7.1cm" svg:y2="22cm">
          <text:p/>
        </draw:line>
        <draw:custom-shape draw:style-name="gr31" draw:text-style-name="P20" draw:layer="layout" svg:width="5.4cm" svg:height="1.5cm" svg:x="4.3cm" svg:y="16.4cm">
          <text:p text:style-name="P14"><text:span text:style-name="T4">Pixm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3" draw:layer="layout" svg:x1="14.6cm" svg:y1="16.1cm" svg:x2="14.6cm" svg:y2="21.8cm">
          <text:p/>
        </draw:line>
      </draw:page>
      <draw:page draw:name="page4" draw:style-name="dp1" draw:master-page-name="Default">
        <draw:polygon draw:style-name="gr2" draw:text-style-name="P4" draw:layer="layout" svg:width="11.899cm" svg:height="3.299cm" svg:x="1.5cm" svg:y="3.7cm" svg:viewBox="0 0 11900 3300" draw:points="0,3300 900,3300 1900,3300 4500,3300 4500,1600 10300,1600 10300,3300 11900,3300 11900,0 0,0">
          <text:p text:style-name="P3"><text:span text:style-name="T2">OS/2-eCS</text:span><text:span text:style-name="T2"><text:line-break/></text:span><text:span text:style-name="T2">Apps</text:span></text:p>
        </draw:polygon>
        <draw:custom-shape draw:style-name="gr3" draw:text-style-name="P6" draw:layer="layout" svg:width="5.1cm" svg:height="1.4cm" svg:x="6.4cm" svg:y="5.6cm">
          <text:p text:style-name="P5"><text:span text:style-name="T3">Workplace Shell </text:span><text:span text:style-name="T3"><text:line-break/></text:span><text:span text:style-name="T3">(WP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7.2cm" svg:height="2.517cm" svg:x="1.5cm" svg:y="22.2cm">
          <text:p text:style-name="P7"><text:span text:style-name="T4">Control </text:span><text:span text:style-name="T4"><text:line-break/></text:span><text:span text:style-name="T4">Program 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1" draw:layer="layout" svg:width="11.935cm" svg:height="2.387cm" svg:x="1.5cm" svg:y="1.425cm">
          <draw:text-box>
            <text:p><text:span text:style-name="T6">Drunk Idea</text:span></text:p>
            <text:p><text:span text:style-name="T6">Proposal: PM Clonning <text:s/>(Zoom)</text:span><text:span text:style-name="T6"><text:line-break/></text:span><text:span text:style-name="T6">Component Architecture</text:span></text:p>
          </draw:text-box>
        </draw:frame>
        <draw:custom-shape draw:style-name="gr34" draw:text-style-name="P20" draw:layer="layout" svg:width="6.4cm" svg:height="4.323cm" svg:x="11.6cm" svg:y="11.277cm">
          <text:p text:style-name="P14"><text:span text:style-name="T4">IBM’s Presentation </text:span><text:span text:style-name="T4"><text:line-break/></text:span><text:span text:style-name="T4">Manager (PM)</text:span></text:p>
          <text:p text:style-name="P14"><text:span text:style-name="T4">(xPMMERGE.DLL,</text:span><text:span text:style-name="T4"><text:line-break/></text:span><text:span text:style-name="T4">xPMGPI.DL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3.6cm" svg:height="2.6cm" svg:x="9.9cm" svg:y="7.3cm">
          <text:p text:style-name="P5"><text:span text:style-name="T3">System </text:span></text:p>
          <text:p text:style-name="P5"><text:span text:style-name="T3">Object </text:span></text:p>
          <text:p text:style-name="P5"><text:span text:style-name="T3">Model (SOM)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5.4cm" svg:height="1.5cm" svg:x="4.3cm" svg:y="18.2cm">
          <text:p text:style-name="P14"><text:span text:style-name="T4">Lib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0" draw:layer="layout" svg:width="5.4cm" svg:height="4.7cm" svg:x="4.3cm" svg:y="11.4cm">
          <text:p text:style-name="P14"><text:span text:style-name="T4">PMClone</text:span></text:p>
          <text:p text:style-name="P14"><text:span text:style-name="T4">(PMMERGE.DLL,</text:span></text:p>
          <text:p text:style-name="P14"><text:span text:style-name="T4">PMGPI.DL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3" draw:layer="layout" svg:x1="10.1cm" svg:y1="13.4cm" svg:x2="11.4cm" svg:y2="13.4cm">
          <text:p/>
        </draw:line>
        <draw:line draw:style-name="gr24" draw:text-style-name="P3" draw:layer="layout" svg:x1="5.4cm" svg:y1="7.2cm" svg:x2="6.8cm" svg:y2="10.9cm">
          <text:p/>
        </draw:line>
        <draw:line draw:style-name="gr24" draw:text-style-name="P3" draw:layer="layout" svg:x1="7.9cm" svg:y1="7.2cm" svg:x2="7.3cm" svg:y2="10.9cm">
          <text:p/>
        </draw:line>
        <draw:line draw:style-name="gr24" draw:text-style-name="P3" draw:layer="layout" svg:x1="9.7cm" svg:y1="8.6cm" svg:x2="7.8cm" svg:y2="10.8cm">
          <text:p/>
        </draw:line>
        <draw:line draw:style-name="gr24" draw:text-style-name="P3" draw:layer="layout" svg:x1="7.1cm" svg:y1="20.1cm" svg:x2="7.1cm" svg:y2="22cm">
          <text:p/>
        </draw:line>
        <draw:custom-shape draw:style-name="gr35" draw:text-style-name="P20" draw:layer="layout" svg:width="5.4cm" svg:height="1.5cm" svg:x="4.3cm" svg:y="16.4cm">
          <text:p text:style-name="P14"><text:span text:style-name="T4">Pixm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3" draw:layer="layout" svg:x1="14.6cm" svg:y1="16.1cm" svg:x2="14.6cm" svg:y2="21.8cm">
          <text:p/>
        </draw:line>
      </draw:page>
      <draw:page draw:name="page5" draw:style-name="dp1" draw:master-page-name="Default">
        <draw:custom-shape draw:name="Hadware" draw:style-name="gr1" draw:text-style-name="P2" draw:layer="layout" svg:width="17.2cm" svg:height="2.406cm" svg:x="1.5cm" svg:y="18.593cm">
          <text:p text:style-name="P1"><text:span text:style-name="T1">Hard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2" draw:text-style-name="P4" draw:layer="layout" svg:width="11.899cm" svg:height="3.299cm" svg:x="1.5cm" svg:y="3.8cm" svg:viewBox="0 0 11900 3300" draw:points="0,3300 900,3300 1900,3300 4500,3300 4500,1600 10300,1600 10300,3300 11900,3300 11900,0 0,0">
          <text:p text:style-name="P3"><text:span text:style-name="T2">OS/2-eCS</text:span><text:span text:style-name="T2"><text:line-break/></text:span><text:span text:style-name="T2">Apps</text:span></text:p>
        </draw:polygon>
        <draw:custom-shape draw:style-name="gr3" draw:text-style-name="P6" draw:layer="layout" svg:width="5.1cm" svg:height="1.4cm" svg:x="6.4cm" svg:y="5.7cm">
          <text:p text:style-name="P5"><text:span text:style-name="T3">Workplace Shell </text:span><text:span text:style-name="T3"><text:line-break/></text:span><text:span text:style-name="T3">(WP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8" draw:layer="layout" svg:width="17.1cm" svg:height="2.517cm" svg:x="1.5cm" svg:y="10.3cm">
          <text:p text:style-name="P7"><text:span text:style-name="T4">CPI-2-Libc (Clone of OS/2’s CP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021cm" svg:height="2.022cm" svg:x="6.11cm" svg:y="18.785cm">
          <text:p text:style-name="P9"><text:span text:style-name="T5">HDD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2.021cm" svg:height="2.022cm" svg:x="3.992cm" svg:y="18.785cm">
          <text:p text:style-name="P9"><text:span text:style-name="T5">RAM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2.021cm" svg:height="2.022cm" svg:x="1.875cm" svg:y="18.785cm">
          <text:p text:style-name="P9"><text:span text:style-name="T5">CPU</text:span></text:p>
          <draw:enhanced-geometry svg:viewBox="0 0 21600 21600" draw:type="rectangle" draw:enhanced-path="M 0 0 L 21600 0 21600 21600 0 21600 0 0 Z N"/>
        </draw:custom-shape>
        <draw:frame draw:style-name="gr21" draw:text-style-name="P11" draw:layer="layout" svg:width="15.6cm" svg:height="2.387cm" svg:x="1.5cm" svg:y="1.425cm">
          <draw:text-box>
            <text:p><text:span text:style-name="T6">Drunk Idea</text:span><text:span text:style-name="T6"><text:line-break/></text:span><text:span text:style-name="T6">Proposal: Replace OS/2 Kernel with Genode</text:span><text:span text:style-name="T6"><text:line-break/></text:span><text:span text:style-name="T6">Component Architecture</text:span></text:p>
          </draw:text-box>
        </draw:frame>
        <draw:custom-shape draw:style-name="gr8" draw:text-style-name="P4" draw:layer="layout" svg:width="2.406cm" svg:height="3.3cm" svg:x="13.725cm" svg:y="3.8cm">
          <text:p text:style-name="P13"><text:span text:style-name="T2">Win16 </text:span></text:p>
          <text:p text:style-name="P13"><text:span text:style-name="T2">App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407cm" svg:height="3.3cm" svg:x="16.323cm" svg:y="3.8cm">
          <text:p text:style-name="P13"><text:span text:style-name="T2">DOS</text:span></text:p>
          <text:p text:style-name="P13"><text:span text:style-name="T2">Apps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2.695cm" svg:height="1.733cm" svg:x="22.005cm" svg:y="2.967cm">
          <text:p text:style-name="P14"><text:span text:style-name="T4">D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4" draw:layer="layout" svg:width="2.695cm" svg:height="1.733cm" svg:x="22.005cm" svg:y="4.9cm">
          <text:p text:style-name="P14"><text:span text:style-name="T4">D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4" draw:layer="layout" svg:width="2.695cm" svg:height="1.733cm" svg:x="22.005cm" svg:y="6.8cm">
          <text:p text:style-name="P14"><text:span text:style-name="T4">G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4" draw:layer="layout" svg:width="2.695cm" svg:height="1.733cm" svg:x="22.005cm" svg:y="0.967cm">
          <text:p text:style-name="P14"><text:span text:style-name="T4">REX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38" draw:text-style-name="P22" draw:layer="layout" svg:width="17.13cm" svg:height="2.4cm" svg:x="1.47cm" svg:y="15.1cm">
          <text:p text:style-name="P21"><text:span text:style-name="T10">Genode Ker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2" draw:text-style-name="P18" draw:layer="layout" svg:width="2.866cm" svg:height="1.9cm" svg:x="2.933cm" svg:y="17.1cm">
          <text:p text:style-name="P17"><text:span text:style-name="T8">Device</text:span><text:span text:style-name="T8"><text:line-break/></text:span><text:span text:style-name="T8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021cm" svg:height="2.022cm" svg:x="8.2cm" svg:y="18.778cm">
          <text:p text:style-name="P9"><text:span text:style-name="T5">Drives</text:span></text:p>
          <draw:enhanced-geometry svg:viewBox="0 0 21600 21600" draw:type="rectangle" draw:enhanced-path="M 0 0 L 21600 0 21600 21600 0 21600 0 0 Z N"/>
        </draw:custom-shape>
        <draw:custom-shape draw:name="Hadware" draw:style-name="gr12" draw:text-style-name="P18" draw:layer="layout" svg:width="2.866cm" svg:height="1.9cm" svg:x="6.648cm" svg:y="17.1cm">
          <text:p text:style-name="P17"><text:span text:style-name="T8">Device</text:span><text:span text:style-name="T8"><text:line-break/></text:span><text:span text:style-name="T8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2" draw:text-style-name="P18" draw:layer="layout" svg:width="2.866cm" svg:height="1.9cm" svg:x="14.291cm" svg:y="17.1cm">
          <text:p text:style-name="P17"><text:span text:style-name="T8">Device</text:span><text:span text:style-name="T8"><text:line-break/></text:span><text:span text:style-name="T8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021cm" svg:height="2.022cm" svg:x="10.299cm" svg:y="18.777cm">
          <text:p text:style-name="P9"><text:span text:style-name="T5">USB</text:span></text:p>
          <draw:enhanced-geometry svg:viewBox="0 0 21600 21600" draw:type="rectangle" draw:enhanced-path="M 0 0 L 21600 0 21600 21600 0 21600 0 0 Z N"/>
        </draw:custom-shape>
        <draw:custom-shape draw:name="Hadware" draw:style-name="gr12" draw:text-style-name="P18" draw:layer="layout" svg:width="2.866cm" svg:height="1.9cm" svg:x="10.469cm" svg:y="17.1cm">
          <text:p text:style-name="P17"><text:span text:style-name="T8">Device</text:span><text:span text:style-name="T8"><text:line-break/></text:span><text:span text:style-name="T8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4" draw:text-style-name="P3" draw:layer="layout" svg:width="7.199cm" svg:height="5.499cm" svg:x="27.3cm" svg:y="1.5cm" svg:viewBox="0 0 7200 5500" draw:points="0,0 0,5500 7200,5500 7200,2500 2900,2500 2900,0">
          <text:p/>
        </draw:polygon>
        <draw:custom-shape draw:style-name="gr10" draw:text-style-name="P14" draw:layer="layout" svg:width="2.695cm" svg:height="1.733cm" svg:x="22.005cm" svg:y="8.767cm">
          <text:p text:style-name="P14"><text:span text:style-name="T4">MMOS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5" draw:text-style-name="P2" draw:layer="layout" svg:width="12.23cm" svg:height="2.2cm" svg:x="21.27cm" svg:y="12.3cm">
          <text:p text:style-name="P1"><text:span text:style-name="T1">AP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13" draw:text-style-name="P19" draw:layer="layout" svg:width="2cm" svg:height="0.911cm" svg:x="21.6cm" svg:y="15.3cm">
          <text:p text:style-name="P3"><text:span text:style-name="T9">GPI</text:span></text:p>
        </draw:ellipse>
        <draw:custom-shape draw:style-name="gr16" draw:text-style-name="P20" draw:layer="layout" svg:width="2.475cm" svg:height="1.8cm" svg:x="21.6cm" svg:y="12.43cm">
          <text:p text:style-name="P14"><text:span text:style-name="T4">REX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0" draw:layer="layout" svg:width="2.475cm" svg:height="1.8cm" svg:x="28.025cm" svg:y="12.43cm">
          <text:p text:style-name="P14"><text:span text:style-name="T4">MMOS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0" draw:layer="layout" svg:width="2.475cm" svg:height="1.8cm" svg:x="24.325cm" svg:y="12.43cm">
          <text:p text:style-name="P14"><text:span text:style-name="T4">D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0" draw:layer="layout" svg:width="2.475cm" svg:height="1.8cm" svg:x="30.725cm" svg:y="12.43cm">
          <text:p text:style-name="P14"><text:span text:style-name="T4">D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3.1cm" svg:height="2.6cm" svg:x="1.5cm" svg:y="7.4cm">
          <text:p text:style-name="P5"><text:span text:style-name="T3">Full Screen </text:span></text:p>
          <text:p text:style-name="P5"><text:span text:style-name="T3">Session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4.9cm" svg:height="2.6cm" svg:x="4.8cm" svg:y="7.4cm">
          <text:p text:style-name="P14"><text:span text:style-name="T4">Presentation </text:span><text:span text:style-name="T4"><text:line-break/></text:span><text:span text:style-name="T4">Manager (P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3.6cm" svg:height="2.6cm" svg:x="9.9cm" svg:y="7.4cm">
          <text:p text:style-name="P5"><text:span text:style-name="T3">System </text:span></text:p>
          <text:p text:style-name="P5"><text:span text:style-name="T3">Object </text:span></text:p>
          <text:p text:style-name="P5"><text:span text:style-name="T3">Model (SOM)</text:span></text:p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2.4cm" svg:height="2.6cm" svg:x="13.7cm" svg:y="7.4cm">
          <text:p text:style-name="P14"><text:span text:style-name="T4">Win16 </text:span><text:span text:style-name="T4"><text:line-break/></text:span><text:span text:style-name="T4">V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0" draw:layer="layout" svg:width="2.4cm" svg:height="2.6cm" svg:x="16.3cm" svg:y="7.4cm">
          <text:p text:style-name="P14"><text:span text:style-name="T4">DOS </text:span><text:span text:style-name="T4"><text:line-break/></text:span><text:span text:style-name="T4">V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8" draw:layer="layout" svg:width="17.2cm" svg:height="1.7cm" svg:x="1.4cm" svg:y="13.1cm">
          <text:p text:style-name="P7"><text:span text:style-name="T4">Libc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Default">
        <draw:custom-shape draw:style-name="gr40" draw:text-style-name="P23" draw:layer="layout" svg:width="18.1cm" svg:height="4.7cm" svg:x="1.4cm" svg:y="14.7cm">
          <text:p text:style-name="P23">OS/2 Interpreter<text:line-break/>Layer</text:p>
          <draw:enhanced-geometry svg:viewBox="0 0 21600 21600" draw:type="rectangle" draw:enhanced-path="M 0 0 L 21600 0 21600 21600 0 21600 0 0 Z N"/>
        </draw:custom-shape>
        <draw:custom-shape draw:style-name="gr41" draw:text-style-name="P23" draw:layer="layout" svg:width="18.1cm" svg:height="6.2cm" svg:x="1.4cm" svg:y="19.6cm">
          <text:p text:style-name="P23">Fuchsia OS</text:p>
          <draw:enhanced-geometry svg:viewBox="0 0 21600 21600" draw:type="rectangle" draw:enhanced-path="M 0 0 L 21600 0 21600 21600 0 21600 0 0 Z N"/>
        </draw:custom-shape>
        <draw:custom-shape draw:style-name="gr42" draw:text-style-name="P23" draw:layer="layout" svg:width="18.1cm" svg:height="10.2cm" svg:x="1.4cm" svg:y="4.3cm">
          <text:p text:style-name="P23">IBM’s OS/2<text:line-break/>Original Binaries</text:p>
          <draw:enhanced-geometry svg:viewBox="0 0 21600 21600" draw:type="rectangle" draw:enhanced-path="M 0 0 L 21600 0 21600 21600 0 21600 0 0 Z N"/>
        </draw:custom-shape>
        <draw:custom-shape draw:style-name="gr43" draw:text-style-name="P8" draw:layer="layout" svg:width="11.9cm" svg:height="4.1cm" svg:x="1.7cm" svg:y="15cm">
          <text:p text:style-name="P7"><text:span text:style-name="T4"/></text:p>
          <text:p text:style-name="P7"><text:span text:style-name="T4"/></text:p>
          <text:p text:style-name="P7"><text:span text:style-name="T4"/></text:p>
          <text:p text:style-name="P7"><text:span text:style-name="T4">Fake OS/2 Bri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44" draw:text-style-name="P2" draw:layer="layout" svg:width="13.4cm" svg:height="2.406cm" svg:x="1.6cm" svg:y="26cm">
          <text:p text:style-name="P1"><text:span text:style-name="T1">Hard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2" draw:text-style-name="P4" draw:layer="layout" svg:width="11.899cm" svg:height="3.299cm" svg:x="1.8cm" svg:y="4.8cm" svg:viewBox="0 0 11900 3300" draw:points="0,3300 900,3300 1900,3300 4500,3300 4500,1600 10300,1600 10300,3300 11900,3300 11900,0 0,0">
          <text:p text:style-name="P3"><text:span text:style-name="T2">OS/2</text:span><text:span text:style-name="T2"><text:line-break/></text:span><text:span text:style-name="T2">Apps</text:span></text:p>
        </draw:polygon>
        <draw:custom-shape draw:style-name="gr3" draw:text-style-name="P6" draw:layer="layout" svg:width="5.1cm" svg:height="1.4cm" svg:x="6.7cm" svg:y="6.7cm">
          <text:p text:style-name="P5"><text:span text:style-name="T3">Workplace Shell </text:span><text:span text:style-name="T3"><text:line-break/></text:span><text:span text:style-name="T3">(WP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8" draw:layer="layout" svg:width="12.1cm" svg:height="2.517cm" svg:x="1.8cm" svg:y="11.383cm">
          <text:p text:style-name="P7"><text:span text:style-name="T4">Control </text:span><text:span text:style-name="T4"><text:line-break/></text:span><text:span text:style-name="T4">Program 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021cm" svg:height="2.022cm" svg:x="6.41cm" svg:y="25.985cm">
          <text:p text:style-name="P9"><text:span text:style-name="T5">HDD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2.021cm" svg:height="2.022cm" svg:x="4.292cm" svg:y="25.985cm">
          <text:p text:style-name="P9"><text:span text:style-name="T5">RAM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2.021cm" svg:height="2.022cm" svg:x="2.175cm" svg:y="25.985cm">
          <text:p text:style-name="P9"><text:span text:style-name="T5">CPU</text:span></text:p>
          <draw:enhanced-geometry svg:viewBox="0 0 21600 21600" draw:type="rectangle" draw:enhanced-path="M 0 0 L 21600 0 21600 21600 0 21600 0 0 Z N"/>
        </draw:custom-shape>
        <draw:frame draw:style-name="gr46" draw:text-style-name="P11" draw:layer="layout" svg:width="17.1cm" svg:height="3.099cm" svg:x="1.5cm" svg:y="1.425cm">
          <draw:text-box>
            <text:p><text:span text:style-name="T6">Drunk Idea</text:span></text:p>
            <text:p><text:span text:style-name="T6">Proposal: Replace OS/2 Kernel with Zircon Kernel</text:span><text:span text:style-name="T6"><text:line-break/></text:span><text:span text:style-name="T6">Component Architecture</text:span></text:p>
          </draw:text-box>
        </draw:frame>
        <draw:custom-shape draw:name="Hadware" draw:style-name="gr47" draw:text-style-name="P16" draw:layer="layout" svg:width="12.23cm" svg:height="2cm" svg:x="2.07cm" svg:y="23.3cm">
          <text:p text:style-name="P15"><text:span text:style-name="T11">Zirc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021cm" svg:height="2.022cm" svg:x="8.5cm" svg:y="25.978cm">
          <text:p text:style-name="P9"><text:span text:style-name="T5">Drives</text:span></text:p>
          <draw:enhanced-geometry svg:viewBox="0 0 21600 21600" draw:type="rectangle" draw:enhanced-path="M 0 0 L 21600 0 21600 21600 0 21600 0 0 Z N"/>
        </draw:custom-shape>
        <draw:custom-shape draw:name="Hadware" draw:style-name="gr12" draw:text-style-name="P18" draw:layer="layout" svg:width="2.866cm" svg:height="1.9cm" svg:x="10.334cm" svg:y="15.2cm">
          <text:p text:style-name="P17"><text:span text:style-name="T8">$Fake </text:span><text:span text:style-name="T8"><text:line-break/></text:span><text:span text:style-name="T8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2.021cm" svg:height="2.022cm" svg:x="10.599cm" svg:y="25.977cm">
          <text:p text:style-name="P9"><text:span text:style-name="T5">USB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3.1cm" svg:height="2.6cm" svg:x="1.8cm" svg:y="8.4cm">
          <text:p text:style-name="P5"><text:span text:style-name="T3">Full Screen </text:span></text:p>
          <text:p text:style-name="P5"><text:span text:style-name="T3">Session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4.9cm" svg:height="2.6cm" svg:x="9cm" svg:y="8.4cm">
          <text:p text:style-name="P14"><text:span text:style-name="T4">Presentation </text:span><text:span text:style-name="T4"><text:line-break/></text:span><text:span text:style-name="T4">Manager (P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3.6cm" svg:height="2.6cm" svg:x="5.2cm" svg:y="8.4cm">
          <text:p text:style-name="P5"><text:span text:style-name="T3">System </text:span></text:p>
          <text:p text:style-name="P5"><text:span text:style-name="T3">Object </text:span></text:p>
          <text:p text:style-name="P5"><text:span text:style-name="T3">Model (SO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3" draw:layer="layout" svg:x1="8.3cm" svg:y1="14cm" svg:x2="8.3cm" svg:y2="15.1cm">
          <text:p/>
        </draw:line>
        <draw:custom-shape draw:name="Hadware" draw:style-name="gr12" draw:text-style-name="P18" draw:layer="layout" svg:width="2.866cm" svg:height="1.9cm" svg:x="2cm" svg:y="15.2cm">
          <text:p text:style-name="P17"><text:span text:style-name="T8">OS/2 Binary</text:span><text:span text:style-name="T8"><text:line-break/></text:span><text:span text:style-name="T8">Interpreter</text:span></text:p>
          <text:p text:style-name="P17"><text:span text:style-name="T8">(LX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2" draw:text-style-name="P18" draw:layer="layout" svg:width="2.866cm" svg:height="1.9cm" svg:x="6.134cm" svg:y="15.2cm">
          <text:p text:style-name="P17"><text:span text:style-name="T8">Fake CPI </text:span><text:span text:style-name="T8"><text:line-break/></text:span><text:span text:style-name="T8">Kernel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48" draw:text-style-name="P16" draw:layer="layout" svg:width="5.1cm" svg:height="2.5cm" svg:x="9.1cm" svg:y="20.5cm">
          <text:p text:style-name="P15"><text:span text:style-name="T11">Gar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3" draw:layer="layout" svg:x1="7.9cm" svg:y1="19.2cm" svg:x2="7.9cm" svg:y2="22.9cm">
          <text:p/>
        </draw:line>
        <draw:line draw:style-name="gr24" draw:text-style-name="P3" draw:layer="layout" svg:x1="12.2cm" svg:y1="17.3cm" svg:x2="12.2cm" svg:y2="20.6cm">
          <text:p/>
        </draw:line>
      </draw:page>
      <draw:page draw:name="page7" draw:style-name="dp1" draw:master-page-name="Default">
        <draw:custom-shape draw:name="Hadware_13" draw:style-name="gr49" draw:text-style-name="P2" draw:layer="layout" svg:width="17.2cm" svg:height="2.406cm" svg:x="1.5cm" svg:y="19.393cm">
          <text:p text:style-name="P1"><text:span text:style-name="T1">Hard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25" draw:text-style-name="P4" draw:layer="layout" svg:width="11.899cm" svg:height="3.299cm" svg:x="1.5cm" svg:y="3.8cm" svg:viewBox="0 0 11900 3300" draw:points="0,3300 900,3300 1900,3300 4500,3300 4500,1600 10300,1600 10300,3300 11900,3300 11900,0 0,0">
          <text:p text:style-name="P3"><text:span text:style-name="T2">OS/2-eCS</text:span><text:span text:style-name="T2"><text:line-break/></text:span><text:span text:style-name="T2">Apps</text:span></text:p>
        </draw:polygon>
        <draw:custom-shape draw:style-name="gr26" draw:text-style-name="P6" draw:layer="layout" svg:width="5.1cm" svg:height="1.4cm" svg:x="6.4cm" svg:y="5.7cm">
          <text:p text:style-name="P5"><text:span text:style-name="T3">Workplace Shell </text:span><text:span text:style-name="T3"><text:line-break/></text:span><text:span text:style-name="T3">(WP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draw:layer="layout" svg:width="17.2cm" svg:height="2.517cm" svg:x="1.5cm" svg:y="10.3cm">
          <text:p text:style-name="P7"><text:span text:style-name="T4">Control </text:span><text:span text:style-name="T4"><text:line-break/></text:span><text:span text:style-name="T4">Program 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0" draw:layer="layout" svg:width="2.021cm" svg:height="2.022cm" svg:x="6.11cm" svg:y="19.585cm">
          <text:p text:style-name="P9"><text:span text:style-name="T5">HDD</text:span></text:p>
          <draw:enhanced-geometry svg:viewBox="0 0 21600 21600" draw:type="rectangle" draw:enhanced-path="M 0 0 L 21600 0 21600 21600 0 21600 0 0 Z N"/>
        </draw:custom-shape>
        <draw:custom-shape draw:style-name="gr50" draw:text-style-name="P10" draw:layer="layout" svg:width="2.021cm" svg:height="2.022cm" svg:x="3.992cm" svg:y="19.585cm">
          <text:p text:style-name="P9"><text:span text:style-name="T5">RAM</text:span></text:p>
          <draw:enhanced-geometry svg:viewBox="0 0 21600 21600" draw:type="rectangle" draw:enhanced-path="M 0 0 L 21600 0 21600 21600 0 21600 0 0 Z N"/>
        </draw:custom-shape>
        <draw:custom-shape draw:style-name="gr50" draw:text-style-name="P10" draw:layer="layout" svg:width="2.021cm" svg:height="2.022cm" svg:x="1.875cm" svg:y="19.585cm">
          <text:p text:style-name="P9"><text:span text:style-name="T5">CPU</text:span></text:p>
          <draw:enhanced-geometry svg:viewBox="0 0 21600 21600" draw:type="rectangle" draw:enhanced-path="M 0 0 L 21600 0 21600 21600 0 21600 0 0 Z N"/>
        </draw:custom-shape>
        <draw:frame draw:style-name="gr51" draw:text-style-name="P11" draw:layer="layout" svg:width="17.1cm" svg:height="3.099cm" svg:x="1.5cm" svg:y="1.425cm">
          <draw:text-box>
            <text:p><text:span text:style-name="T6">Drunk Idea</text:span></text:p>
            <text:p><text:span text:style-name="T6">Proposal: Replace OS/2 Kernel with Magenta Kernel</text:span><text:span text:style-name="T6"><text:line-break/></text:span><text:span text:style-name="T6">Component Architecture</text:span></text:p>
          </draw:text-box>
        </draw:frame>
        <draw:frame draw:style-name="gr52" draw:text-style-name="P12" draw:layer="layout" svg:width="16.555cm" svg:height="0.963cm" svg:x="1.086cm" svg:y="22.893cm">
          <draw:text-box>
            <text:list text:style-name="L2">
              <text:list-item>
                <text:p><text:span text:style-name="T4">Based in OS/2 Warp 4.52 and eComStation 2.x</text:span></text:p>
              </text:list-item>
            </text:list>
          </draw:text-box>
        </draw:frame>
        <draw:custom-shape draw:style-name="gr53" draw:text-style-name="P4" draw:layer="layout" svg:width="2.406cm" svg:height="3.3cm" svg:x="13.725cm" svg:y="3.8cm">
          <text:p text:style-name="P13"><text:span text:style-name="T2">Win16 </text:span></text:p>
          <text:p text:style-name="P13"><text:span text:style-name="T2">Apps</text:span></text:p>
          <draw:enhanced-geometry svg:viewBox="0 0 21600 21600" draw:type="rectangle" draw:enhanced-path="M 0 0 L 21600 0 21600 21600 0 21600 0 0 Z N"/>
        </draw:custom-shape>
        <draw:custom-shape draw:style-name="gr54" draw:text-style-name="P4" draw:layer="layout" svg:width="2.407cm" svg:height="3.3cm" svg:x="16.323cm" svg:y="3.8cm">
          <text:p text:style-name="P13"><text:span text:style-name="T2">DOS</text:span></text:p>
          <text:p text:style-name="P13"><text:span text:style-name="T2">Apps</text:span></text:p>
          <draw:enhanced-geometry svg:viewBox="0 0 21600 21600" draw:type="rectangle" draw:enhanced-path="M 0 0 L 21600 0 21600 21600 0 21600 0 0 Z N"/>
        </draw:custom-shape>
        <draw:custom-shape draw:style-name="gr55" draw:text-style-name="P14" draw:layer="layout" svg:width="2.695cm" svg:height="1.733cm" svg:x="22.005cm" svg:y="2.967cm">
          <text:p text:style-name="P14"><text:span text:style-name="T4">D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4" draw:layer="layout" svg:width="2.695cm" svg:height="1.733cm" svg:x="22.005cm" svg:y="4.9cm">
          <text:p text:style-name="P14"><text:span text:style-name="T4">D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4" draw:layer="layout" svg:width="2.695cm" svg:height="1.733cm" svg:x="22.005cm" svg:y="6.8cm">
          <text:p text:style-name="P14"><text:span text:style-name="T4">G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4" draw:layer="layout" svg:width="2.695cm" svg:height="1.733cm" svg:x="22.005cm" svg:y="0.967cm">
          <text:p text:style-name="P14"><text:span text:style-name="T4">REX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_14" draw:style-name="gr56" draw:text-style-name="P16" draw:layer="layout" svg:width="17.23cm" svg:height="2cm" svg:x="1.47cm" svg:y="16.3cm">
          <text:p text:style-name="P15"><text:span text:style-name="T7">Magenta Ker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_15" draw:style-name="gr57" draw:text-style-name="P18" draw:layer="layout" svg:width="2.866cm" svg:height="1.9cm" svg:x="2.933cm" svg:y="17.9cm">
          <text:p text:style-name="P17"><text:span text:style-name="T8">Device</text:span><text:span text:style-name="T8"><text:line-break/></text:span><text:span text:style-name="T8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0" draw:layer="layout" svg:width="2.021cm" svg:height="2.022cm" svg:x="8.2cm" svg:y="19.578cm">
          <text:p text:style-name="P9"><text:span text:style-name="T5">Drives</text:span></text:p>
          <draw:enhanced-geometry svg:viewBox="0 0 21600 21600" draw:type="rectangle" draw:enhanced-path="M 0 0 L 21600 0 21600 21600 0 21600 0 0 Z N"/>
        </draw:custom-shape>
        <draw:custom-shape draw:name="Hadware_16" draw:style-name="gr57" draw:text-style-name="P18" draw:layer="layout" svg:width="2.866cm" svg:height="1.9cm" svg:x="6.648cm" svg:y="17.9cm">
          <text:p text:style-name="P17"><text:span text:style-name="T8">Device</text:span><text:span text:style-name="T8"><text:line-break/></text:span><text:span text:style-name="T8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_17" draw:style-name="gr57" draw:text-style-name="P18" draw:layer="layout" svg:width="2.866cm" svg:height="1.9cm" svg:x="14.291cm" svg:y="17.9cm">
          <text:p text:style-name="P17"><text:span text:style-name="T8">Device</text:span><text:span text:style-name="T8"><text:line-break/></text:span><text:span text:style-name="T8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0" draw:layer="layout" svg:width="2.021cm" svg:height="2.022cm" svg:x="10.299cm" svg:y="19.577cm">
          <text:p text:style-name="P9"><text:span text:style-name="T5">USB</text:span></text:p>
          <draw:enhanced-geometry svg:viewBox="0 0 21600 21600" draw:type="rectangle" draw:enhanced-path="M 0 0 L 21600 0 21600 21600 0 21600 0 0 Z N"/>
        </draw:custom-shape>
        <draw:custom-shape draw:name="Hadware_18" draw:style-name="gr57" draw:text-style-name="P18" draw:layer="layout" svg:width="2.866cm" svg:height="1.9cm" svg:x="10.469cm" svg:y="17.9cm">
          <text:p text:style-name="P17"><text:span text:style-name="T8">Device</text:span><text:span text:style-name="T8"><text:line-break/></text:span><text:span text:style-name="T8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58" draw:text-style-name="P3" draw:layer="layout" svg:width="7.199cm" svg:height="5.499cm" svg:x="27.3cm" svg:y="1.5cm" svg:viewBox="0 0 7200 5500" draw:points="0,0 0,5500 7200,5500 7200,2500 2900,2500 2900,0">
          <text:p/>
        </draw:polygon>
        <draw:custom-shape draw:style-name="gr55" draw:text-style-name="P14" draw:layer="layout" svg:width="2.695cm" svg:height="1.733cm" svg:x="22.005cm" svg:y="8.767cm">
          <text:p text:style-name="P14"><text:span text:style-name="T4">MMOS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_19" draw:style-name="gr59" draw:text-style-name="P2" draw:layer="layout" svg:width="12.23cm" svg:height="2.2cm" svg:x="21.27cm" svg:y="12.3cm">
          <text:p text:style-name="P1"><text:span text:style-name="T1">AP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60" draw:text-style-name="P19" draw:layer="layout" svg:width="2cm" svg:height="0.911cm" svg:x="21.6cm" svg:y="15.3cm">
          <text:p text:style-name="P3"><text:span text:style-name="T9">GPI</text:span></text:p>
        </draw:ellipse>
        <draw:custom-shape draw:style-name="gr61" draw:text-style-name="P20" draw:layer="layout" svg:width="2.475cm" svg:height="1.8cm" svg:x="21.6cm" svg:y="12.43cm">
          <text:p text:style-name="P14"><text:span text:style-name="T4">REX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0" draw:layer="layout" svg:width="2.475cm" svg:height="1.8cm" svg:x="28.025cm" svg:y="12.43cm">
          <text:p text:style-name="P14"><text:span text:style-name="T4">MMOS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0" draw:layer="layout" svg:width="2.475cm" svg:height="1.8cm" svg:x="24.325cm" svg:y="12.43cm">
          <text:p text:style-name="P14"><text:span text:style-name="T4">D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0" draw:layer="layout" svg:width="2.475cm" svg:height="1.8cm" svg:x="30.725cm" svg:y="12.43cm">
          <text:p text:style-name="P14"><text:span text:style-name="T4">D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6" draw:layer="layout" svg:width="3.1cm" svg:height="2.6cm" svg:x="1.5cm" svg:y="7.4cm">
          <text:p text:style-name="P5"><text:span text:style-name="T3">Full Screen </text:span></text:p>
          <text:p text:style-name="P5"><text:span text:style-name="T3">Session</text:span></text:p>
          <draw:enhanced-geometry svg:viewBox="0 0 21600 21600" draw:type="rectangle" draw:enhanced-path="M 0 0 L 21600 0 21600 21600 0 21600 0 0 Z N"/>
        </draw:custom-shape>
        <draw:custom-shape draw:style-name="gr63" draw:text-style-name="P20" draw:layer="layout" svg:width="4.9cm" svg:height="2.6cm" svg:x="4.8cm" svg:y="7.4cm">
          <text:p text:style-name="P14"><text:span text:style-name="T4">Presentation </text:span><text:span text:style-name="T4"><text:line-break/></text:span><text:span text:style-name="T4">Manager (P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6" draw:layer="layout" svg:width="3.6cm" svg:height="2.6cm" svg:x="9.9cm" svg:y="7.4cm">
          <text:p text:style-name="P5"><text:span text:style-name="T3">System </text:span></text:p>
          <text:p text:style-name="P5"><text:span text:style-name="T3">Object </text:span></text:p>
          <text:p text:style-name="P5"><text:span text:style-name="T3">Model (SOM)</text:span></text:p>
          <draw:enhanced-geometry svg:viewBox="0 0 21600 21600" draw:type="rectangle" draw:enhanced-path="M 0 0 L 21600 0 21600 21600 0 21600 0 0 Z N"/>
        </draw:custom-shape>
        <draw:custom-shape draw:style-name="gr64" draw:text-style-name="P20" draw:layer="layout" svg:width="2.4cm" svg:height="2.6cm" svg:x="13.7cm" svg:y="7.4cm">
          <text:p text:style-name="P14"><text:span text:style-name="T4">Win16 </text:span><text:span text:style-name="T4"><text:line-break/></text:span><text:span text:style-name="T4">V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0" draw:layer="layout" svg:width="2.4cm" svg:height="2.6cm" svg:x="16.3cm" svg:y="7.4cm">
          <text:p text:style-name="P14"><text:span text:style-name="T4">DOS </text:span><text:span text:style-name="T4"><text:line-break/></text:span><text:span text:style-name="T4">V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8" draw:layer="layout" svg:width="17.2cm" svg:height="1.1cm" svg:x="1.5cm" svg:y="14cm">
          <text:p text:style-name="P7"><text:span text:style-name="T4">CPI to Magenta Bri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3" draw:layer="layout" svg:x1="9.9cm" svg:y1="13cm" svg:x2="9.9cm" svg:y2="14.1cm">
          <text:p/>
        </draw:line>
        <draw:line draw:style-name="gr33" draw:text-style-name="P3" draw:layer="layout" svg:x1="9.9cm" svg:y1="15.2cm" svg:x2="9.9cm" svg:y2="16.3cm">
          <text:p/>
        </draw:line>
      </draw:page>
      <draw:page draw:name="page8" draw:style-name="dp1" draw:master-page-name="Default">
        <draw:custom-shape draw:name="Hadware_0" draw:style-name="gr49" draw:text-style-name="P2" draw:layer="layout" svg:width="17.2cm" svg:height="2.406cm" svg:x="1.5cm" svg:y="20.293cm">
          <text:p text:style-name="P1"><text:span text:style-name="T1">Hard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25" draw:text-style-name="P4" draw:layer="layout" svg:width="11.899cm" svg:height="3.299cm" svg:x="1.5cm" svg:y="4.7cm" svg:viewBox="0 0 11900 3300" draw:points="0,3300 900,3300 1900,3300 4500,3300 4500,1600 10300,1600 10300,3300 11900,3300 11900,0 0,0">
          <text:p text:style-name="P3"><text:span text:style-name="T2">OS/2-eCS</text:span><text:span text:style-name="T2"><text:line-break/></text:span><text:span text:style-name="T2">Apps</text:span></text:p>
        </draw:polygon>
        <draw:custom-shape draw:style-name="gr26" draw:text-style-name="P6" draw:layer="layout" svg:width="5.1cm" svg:height="1.4cm" svg:x="6.4cm" svg:y="6.6cm">
          <text:p text:style-name="P5"><text:span text:style-name="T3">Workplace Shell </text:span><text:span text:style-name="T3"><text:line-break/></text:span><text:span text:style-name="T3">(WP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8" draw:layer="layout" svg:width="12.1cm" svg:height="2.517cm" svg:x="1.5cm" svg:y="11.283cm">
          <text:p text:style-name="P7"><text:span text:style-name="T4">Control </text:span><text:span text:style-name="T4"><text:line-break/></text:span><text:span text:style-name="T4">Program 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0" draw:layer="layout" svg:width="2.021cm" svg:height="2.022cm" svg:x="6.11cm" svg:y="20.485cm">
          <text:p text:style-name="P9"><text:span text:style-name="T5">HDD</text:span></text:p>
          <draw:enhanced-geometry svg:viewBox="0 0 21600 21600" draw:type="rectangle" draw:enhanced-path="M 0 0 L 21600 0 21600 21600 0 21600 0 0 Z N"/>
        </draw:custom-shape>
        <draw:custom-shape draw:style-name="gr50" draw:text-style-name="P10" draw:layer="layout" svg:width="2.021cm" svg:height="2.022cm" svg:x="3.992cm" svg:y="20.485cm">
          <text:p text:style-name="P9"><text:span text:style-name="T5">RAM</text:span></text:p>
          <draw:enhanced-geometry svg:viewBox="0 0 21600 21600" draw:type="rectangle" draw:enhanced-path="M 0 0 L 21600 0 21600 21600 0 21600 0 0 Z N"/>
        </draw:custom-shape>
        <draw:custom-shape draw:style-name="gr50" draw:text-style-name="P10" draw:layer="layout" svg:width="2.021cm" svg:height="2.022cm" svg:x="1.875cm" svg:y="20.485cm">
          <text:p text:style-name="P9"><text:span text:style-name="T5">CPU</text:span></text:p>
          <draw:enhanced-geometry svg:viewBox="0 0 21600 21600" draw:type="rectangle" draw:enhanced-path="M 0 0 L 21600 0 21600 21600 0 21600 0 0 Z N"/>
        </draw:custom-shape>
        <draw:frame draw:style-name="gr51" draw:text-style-name="P11" draw:layer="layout" svg:width="17.1cm" svg:height="3.099cm" svg:x="1.5cm" svg:y="1.425cm">
          <draw:text-box>
            <text:p><text:span text:style-name="T6">Drunk Idea</text:span></text:p>
            <text:p><text:span text:style-name="T6">Proposal: Replace OS/2 Kernel with Magenta Kernel</text:span><text:span text:style-name="T6"><text:line-break/></text:span><text:span text:style-name="T6">Component Architecture</text:span></text:p>
          </draw:text-box>
        </draw:frame>
        <draw:frame draw:style-name="gr67" draw:text-style-name="P12" draw:layer="layout" svg:width="16.555cm" svg:height="0.963cm" svg:x="1.086cm" svg:y="23.793cm">
          <draw:text-box>
            <text:list text:style-name="L2">
              <text:list-item>
                <text:p><text:span text:style-name="T4">Based in OS/2 Warp 4.52 and eComStation 2.x</text:span></text:p>
              </text:list-item>
            </text:list>
          </draw:text-box>
        </draw:frame>
        <draw:custom-shape draw:style-name="gr55" draw:text-style-name="P14" draw:layer="layout" svg:width="2.695cm" svg:height="1.733cm" svg:x="22.005cm" svg:y="2.967cm">
          <text:p text:style-name="P14"><text:span text:style-name="T4">D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4" draw:layer="layout" svg:width="2.695cm" svg:height="1.733cm" svg:x="22.005cm" svg:y="4.9cm">
          <text:p text:style-name="P14"><text:span text:style-name="T4">D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4" draw:layer="layout" svg:width="2.695cm" svg:height="1.733cm" svg:x="22.005cm" svg:y="6.8cm">
          <text:p text:style-name="P14"><text:span text:style-name="T4">G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4" draw:layer="layout" svg:width="2.695cm" svg:height="1.733cm" svg:x="22.005cm" svg:y="0.967cm">
          <text:p text:style-name="P14"><text:span text:style-name="T4">REX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_7" draw:style-name="gr56" draw:text-style-name="P16" draw:layer="layout" svg:width="17.23cm" svg:height="2cm" svg:x="1.47cm" svg:y="17.2cm">
          <text:p text:style-name="P15"><text:span text:style-name="T7">Magenta Ker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_8" draw:style-name="gr57" draw:text-style-name="P18" draw:layer="layout" svg:width="2.866cm" svg:height="1.9cm" svg:x="2.933cm" svg:y="18.8cm">
          <text:p text:style-name="P17"><text:span text:style-name="T8">Device</text:span><text:span text:style-name="T8"><text:line-break/></text:span><text:span text:style-name="T8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0" draw:layer="layout" svg:width="2.021cm" svg:height="2.022cm" svg:x="8.2cm" svg:y="20.478cm">
          <text:p text:style-name="P9"><text:span text:style-name="T5">Drives</text:span></text:p>
          <draw:enhanced-geometry svg:viewBox="0 0 21600 21600" draw:type="rectangle" draw:enhanced-path="M 0 0 L 21600 0 21600 21600 0 21600 0 0 Z N"/>
        </draw:custom-shape>
        <draw:custom-shape draw:name="Hadware_9" draw:style-name="gr57" draw:text-style-name="P18" draw:layer="layout" svg:width="2.866cm" svg:height="1.9cm" svg:x="6.648cm" svg:y="18.8cm">
          <text:p text:style-name="P17"><text:span text:style-name="T8">Device</text:span><text:span text:style-name="T8"><text:line-break/></text:span><text:span text:style-name="T8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_10" draw:style-name="gr57" draw:text-style-name="P18" draw:layer="layout" svg:width="2.866cm" svg:height="1.9cm" svg:x="14.291cm" svg:y="18.8cm">
          <text:p text:style-name="P17"><text:span text:style-name="T8">Device</text:span><text:span text:style-name="T8"><text:line-break/></text:span><text:span text:style-name="T8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0" draw:layer="layout" svg:width="2.021cm" svg:height="2.022cm" svg:x="10.299cm" svg:y="20.477cm">
          <text:p text:style-name="P9"><text:span text:style-name="T5">USB</text:span></text:p>
          <draw:enhanced-geometry svg:viewBox="0 0 21600 21600" draw:type="rectangle" draw:enhanced-path="M 0 0 L 21600 0 21600 21600 0 21600 0 0 Z N"/>
        </draw:custom-shape>
        <draw:custom-shape draw:name="Hadware_11" draw:style-name="gr57" draw:text-style-name="P18" draw:layer="layout" svg:width="2.866cm" svg:height="1.9cm" svg:x="10.469cm" svg:y="18.8cm">
          <text:p text:style-name="P17"><text:span text:style-name="T8">Device</text:span><text:span text:style-name="T8"><text:line-break/></text:span><text:span text:style-name="T8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58" draw:text-style-name="P3" draw:layer="layout" svg:width="7.199cm" svg:height="5.499cm" svg:x="27.3cm" svg:y="1.5cm" svg:viewBox="0 0 7200 5500" draw:points="0,0 0,5500 7200,5500 7200,2500 2900,2500 2900,0">
          <text:p/>
        </draw:polygon>
        <draw:custom-shape draw:style-name="gr55" draw:text-style-name="P14" draw:layer="layout" svg:width="2.695cm" svg:height="1.733cm" svg:x="22.005cm" svg:y="8.767cm">
          <text:p text:style-name="P14"><text:span text:style-name="T4">MMOS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_12" draw:style-name="gr59" draw:text-style-name="P2" draw:layer="layout" svg:width="12.23cm" svg:height="2.2cm" svg:x="21.27cm" svg:y="12.3cm">
          <text:p text:style-name="P1"><text:span text:style-name="T1">AP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60" draw:text-style-name="P19" draw:layer="layout" svg:width="2cm" svg:height="0.911cm" svg:x="21.6cm" svg:y="15.3cm">
          <text:p text:style-name="P3"><text:span text:style-name="T9">GPI</text:span></text:p>
        </draw:ellipse>
        <draw:custom-shape draw:style-name="gr61" draw:text-style-name="P20" draw:layer="layout" svg:width="2.475cm" svg:height="1.8cm" svg:x="21.6cm" svg:y="12.43cm">
          <text:p text:style-name="P14"><text:span text:style-name="T4">REX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0" draw:layer="layout" svg:width="2.475cm" svg:height="1.8cm" svg:x="28.025cm" svg:y="12.43cm">
          <text:p text:style-name="P14"><text:span text:style-name="T4">MMOS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0" draw:layer="layout" svg:width="2.475cm" svg:height="1.8cm" svg:x="24.325cm" svg:y="12.43cm">
          <text:p text:style-name="P14"><text:span text:style-name="T4">D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0" draw:layer="layout" svg:width="2.475cm" svg:height="1.8cm" svg:x="30.725cm" svg:y="12.43cm">
          <text:p text:style-name="P14"><text:span text:style-name="T4">D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6" draw:layer="layout" svg:width="3.1cm" svg:height="2.6cm" svg:x="1.5cm" svg:y="8.3cm">
          <text:p text:style-name="P5"><text:span text:style-name="T3">Full Screen </text:span></text:p>
          <text:p text:style-name="P5"><text:span text:style-name="T3">Session</text:span></text:p>
          <draw:enhanced-geometry svg:viewBox="0 0 21600 21600" draw:type="rectangle" draw:enhanced-path="M 0 0 L 21600 0 21600 21600 0 21600 0 0 Z N"/>
        </draw:custom-shape>
        <draw:custom-shape draw:style-name="gr63" draw:text-style-name="P20" draw:layer="layout" svg:width="4.9cm" svg:height="2.6cm" svg:x="8.7cm" svg:y="8.3cm">
          <text:p text:style-name="P14"><text:span text:style-name="T4">Presentation </text:span><text:span text:style-name="T4"><text:line-break/></text:span><text:span text:style-name="T4">Manager (P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6" draw:layer="layout" svg:width="3.6cm" svg:height="2.6cm" svg:x="4.9cm" svg:y="8.3cm">
          <text:p text:style-name="P5"><text:span text:style-name="T3">System </text:span></text:p>
          <text:p text:style-name="P5"><text:span text:style-name="T3">Object </text:span></text:p>
          <text:p text:style-name="P5"><text:span text:style-name="T3">Model (SO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8" draw:layer="layout" svg:width="17.2cm" svg:height="1.1cm" svg:x="1.5cm" svg:y="14.9cm">
          <text:p text:style-name="P7"><text:span text:style-name="T4">CPI to Magenta Bri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3" draw:layer="layout" svg:x1="8cm" svg:y1="13.9cm" svg:x2="8cm" svg:y2="15cm">
          <text:p/>
        </draw:line>
        <draw:line draw:style-name="gr33" draw:text-style-name="P3" draw:layer="layout" svg:x1="9.9cm" svg:y1="16.1cm" svg:x2="9.9cm" svg:y2="17.2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uble_20_Dash_20_Dot" draw:display-name="Double Dash Dot" draw:style="rect" draw:dots1="1" draw:dots1-length="800%" draw:dots2="1" draw:dots2-length="100%" draw:distance="50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s" fo:country="EC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e5" draw:textarea-horizontal-align="left" fo:padding-top="0.125cm" fo:padding-bottom="0.125cm" fo:padding-left="0.25cm" fo:padding-right="0.25cm" draw:shadow="hidden" draw:shadow-offset-x="0.1cm" draw:shadow-offset-y="0.1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draw:stroke-dash="Double_20_Dash_20_Dot" svg:stroke-width="0cm" svg:stroke-color="#808080" draw:marker-start-width="0.2cm" draw:marker-start-center="false" draw:marker-end-width="0.2cm" draw:marker-end-center="false" draw:fill="solid" draw:fill-color="#cfe7e5" draw:textarea-horizontal-align="center" draw:textarea-vertical-align="middle" fo:padding-top="0.125cm" fo:padding-bottom="0.125cm" fo:padding-left="0.25cm" fo:padding-right="0.25cm" draw:shadow="hidden" draw:shadow-offset-x="0.1cm" draw:shadow-offset-y="0.1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fo:min-height="0.954cm"/>
    </style:style>
    <style:style style:name="MP1" style:family="paragraph">
      <loext:graphic-properties draw:fill="none" draw:fill-color="#ffffff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17.099cm" svg:height="1.204cm" svg:x="1.95cm" svg:y="2.105cm">
        <draw:text-box>
          <text:p/>
        </draw:text-box>
      </draw:frame>
      <draw:frame draw:style-name="Mgr1" draw:text-style-name="MP1" draw:layer="backgroundobjects" svg:width="16.719cm" svg:height="1.204cm" svg:x="1.95cm" svg:y="7.481cm">
        <draw:text-box>
          <text:p/>
        </draw:text-box>
      </draw:frame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2-06-08T10:48:31.41</meta:creation-date>
    <dc:date>2022-01-07T11:29:56.643000000</dc:date>
    <meta:editing-duration>P1DT7H3M11S</meta:editing-duration>
    <meta:editing-cycles>159</meta:editing-cycles>
    <meta:generator>LibreOffice/7.0.3.1$Windows_X86_64 LibreOffice_project/d7547858d014d4cf69878db179d326fc3483e082</meta:generator>
    <meta:document-statistic meta:object-count="241"/>
  </office:meta>
</office:document-meta>
</file>